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8.705cm" style:rel-column-width="32432*"/>
    </style:style>
    <style:style style:name="Table1.B" style:family="table-column">
      <style:table-column-properties style:column-width="8.885cm" style:rel-column-width="33102*"/>
    </style:style>
    <style:style style:name="Table1.A1" style:family="table-cell">
      <style:table-cell-properties style:vertical-align="middle" fo:padding="0.049cm" fo:border="none"/>
    </style:style>
    <style:style style:name="Table2" style:family="table" style:master-page-name="">
      <style:table-properties style:width="17.621cm" fo:margin-left="0cm" style:page-number="auto" table:align="left"/>
    </style:style>
    <style:style style:name="Table2.A" style:family="table-column">
      <style:table-column-properties style:column-width="3.193cm"/>
    </style:style>
    <style:style style:name="Table2.B" style:family="table-column">
      <style:table-column-properties style:column-width="2.508cm"/>
    </style:style>
    <style:style style:name="Table2.C" style:family="table-column">
      <style:table-column-properties style:column-width="11.92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.049cm" fo:border="none"/>
    </style:style>
    <style:style style:name="Table2.A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Footnote">
      <style:paragraph-properties fo:margin-left="0cm" fo:margin-right="0cm" fo:text-indent="0cm" style:auto-text-indent="false"/>
      <style:text-properties officeooo:paragraph-rsid="0088f250"/>
    </style:style>
    <style:style style:name="P2" style:family="paragraph" style:parent-style-name="Preformatted_20_Text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style:font-size-asian="11pt" style:font-size-complex="11pt"/>
    </style:style>
    <style:style style:name="P3" style:family="paragraph" style:parent-style-name="Preformatted_20_Text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Mono1" fo:font-size="9pt" fo:letter-spacing="normal" fo:language="es" fo:country="ES" fo:font-style="normal" fo:font-weight="normal" style:font-size-asian="11pt" style:font-size-complex="11pt"/>
    </style:style>
    <style:style style:name="P4" style:family="paragraph" style:parent-style-name="Heading_20_2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24pt" fo:letter-spacing="normal" fo:language="es" fo:country="ES" fo:font-style="normal" fo:font-weight="normal" officeooo:rsid="0003b778" officeooo:paragraph-rsid="0003b778" style:font-name-asian="Songti SC" style:font-size-asian="24pt" style:font-weight-asian="bold" style:font-name-complex="Arial Unicode MS" style:font-size-complex="24pt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style:font-name="Liberation Sans" fo:font-size="11pt" fo:language="es" fo:country="ES" officeooo:paragraph-rsid="009db623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7257d1"/>
    </style:style>
    <style:style style:name="P8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7f1af4"/>
    </style:style>
    <style:style style:name="P9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37c70d"/>
    </style:style>
    <style:style style:name="P10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86b896"/>
    </style:style>
    <style:style style:name="P11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ac4946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35efcb"/>
    </style:style>
    <style:style style:name="P13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942e24"/>
    </style:style>
    <style:style style:name="P14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4143b1"/>
    </style:style>
    <style:style style:name="P15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4c0093"/>
    </style:style>
    <style:style style:name="P16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17e880"/>
    </style:style>
    <style:style style:name="P17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1af0a7"/>
    </style:style>
    <style:style style:name="P18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4a01c8"/>
    </style:style>
    <style:style style:name="P19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631f30"/>
    </style:style>
    <style:style style:name="P20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650f64"/>
    </style:style>
    <style:style style:name="P21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20f1f4"/>
    </style:style>
    <style:style style:name="P22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562fd7"/>
    </style:style>
    <style:style style:name="P23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24d710"/>
    </style:style>
    <style:style style:name="P24" style:family="paragraph" style:parent-style-name="Text_20_body">
      <style:paragraph-properties fo:margin-left="0cm" fo:margin-right="0cm" fo:margin-top="0cm" fo:margin-bottom="0cm" style:contextual-spacing="true" fo:line-height="115%" fo:text-align="center" style:justify-single-word="false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language="es" fo:country="ES" officeooo:paragraph-rsid="00b8bd59"/>
    </style:style>
    <style:style style:name="P26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language="es" fo:country="ES" officeooo:paragraph-rsid="00161df8"/>
    </style:style>
    <style:style style:name="P27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language="es" fo:country="ES" officeooo:paragraph-rsid="004c0093"/>
    </style:style>
    <style:style style:name="P28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language="es" fo:country="ES" officeooo:paragraph-rsid="001a5ac8"/>
    </style:style>
    <style:style style:name="P29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language="es" fo:country="ES" officeooo:paragraph-rsid="001ddfb6"/>
    </style:style>
    <style:style style:name="P30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b37e5" officeooo:paragraph-rsid="00388c22" style:font-size-asian="11pt" style:font-size-complex="11pt"/>
    </style:style>
    <style:style style:name="P31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b37e5" officeooo:paragraph-rsid="00b0e2a7" style:font-size-asian="11pt" style:font-size-complex="11pt"/>
    </style:style>
    <style:style style:name="P32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b37e5" officeooo:paragraph-rsid="0035efcb" style:font-size-asian="11pt" style:font-size-complex="11pt"/>
    </style:style>
    <style:style style:name="P33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b37e5" officeooo:paragraph-rsid="00b8bd59" style:font-size-asian="11pt" style:font-size-complex="11pt"/>
    </style:style>
    <style:style style:name="P34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ddfb6" officeooo:paragraph-rsid="001ddfb6" style:font-size-asian="11pt" style:font-size-complex="11pt"/>
    </style:style>
    <style:style style:name="P35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f97a2" officeooo:paragraph-rsid="001f97a2" style:font-size-asian="11pt" style:font-size-complex="11pt"/>
    </style:style>
    <style:style style:name="P36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style:font-size-asian="11pt" style:font-size-complex="11pt"/>
    </style:style>
    <style:style style:name="P37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562b9" officeooo:paragraph-rsid="007257d1" style:font-size-asian="11pt" style:font-size-complex="11pt"/>
    </style:style>
    <style:style style:name="P38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087fc9" officeooo:paragraph-rsid="0037c70d" style:font-size-asian="11pt" style:font-size-complex="11pt"/>
    </style:style>
    <style:style style:name="P39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0a46f8" officeooo:paragraph-rsid="0086b896" style:font-size-asian="11pt" style:font-size-complex="11pt"/>
    </style:style>
    <style:style style:name="P40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" fo:font-size="11pt" fo:letter-spacing="normal" fo:language="es" fo:country="ES" fo:font-style="normal" style:text-underline-style="none" fo:font-weight="normal" officeooo:rsid="0006020b" officeooo:paragraph-rsid="007f1af4" style:font-size-asian="11pt" style:font-size-complex="11pt"/>
    </style:style>
    <style:style style:name="P41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size="11pt" fo:language="es" fo:country="ES" officeooo:rsid="001d5abe" officeooo:paragraph-rsid="004e6a45" style:font-size-asian="11pt" style:font-size-complex="11pt"/>
    </style:style>
    <style:style style:name="P42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size="11pt" fo:language="es" fo:country="ES" officeooo:paragraph-rsid="001e31c6" style:font-size-asian="11pt" style:font-size-complex="11pt"/>
    </style:style>
    <style:style style:name="P43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size="11pt" fo:language="es" fo:country="ES" officeooo:paragraph-rsid="0020f1f4" style:font-size-asian="11pt" style:font-size-complex="11pt"/>
    </style:style>
    <style:style style:name="P44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size="11pt" fo:language="es" fo:country="ES" officeooo:rsid="001f97a2" officeooo:paragraph-rsid="00536d2b" fo:background-color="transparent" style:font-size-asian="11pt" style:font-size-complex="11pt"/>
    </style:style>
    <style:style style:name="P45" style:family="paragraph" style:parent-style-name="Preformatted_20_Text">
      <style:paragraph-properties fo:margin-top="0cm" fo:margin-bottom="0cm" style:contextual-spacing="true" fo:line-height="115%" fo:text-align="start" style:justify-single-word="false" fo:orphans="2" fo:widows="2"/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style:font-size-asian="11pt" style:font-size-complex="11pt"/>
    </style:style>
    <style:style style:name="P46" style:family="paragraph" style:parent-style-name="Preformatted_20_Text">
      <style:paragraph-properties fo:margin-top="0cm" fo:margin-bottom="0cm" style:contextual-spacing="true" fo:line-height="115%" fo:text-align="start" style:justify-single-word="false" fo:orphans="2" fo:widows="2"/>
      <style:text-properties fo:font-variant="normal" fo:text-transform="none" fo:color="#000000" loext:opacity="100%" style:font-name="Liberation Mono1" fo:font-size="9pt" fo:letter-spacing="normal" fo:language="es" fo:country="ES" fo:font-style="normal" fo:font-weight="normal" style:font-size-asian="11pt" style:font-size-complex="11pt"/>
    </style:style>
    <style:style style:name="P47" style:family="paragraph" style:parent-style-name="Preformatted_20_Text">
      <style:paragraph-properties fo:margin-top="0cm" fo:margin-bottom="0cm" style:contextual-spacing="true" fo:line-height="115%" fo:text-align="start" style:justify-single-word="false" fo:orphans="2" fo:widows="2"/>
      <style:text-properties fo:font-variant="normal" fo:text-transform="none" fo:color="#000000" loext:opacity="100%" style:font-name="Liberation Mono1" fo:font-size="9pt" fo:letter-spacing="normal" fo:language="es" fo:country="ES" fo:font-style="normal" fo:font-weight="normal" officeooo:paragraph-rsid="0027f233" style:font-size-asian="11pt" style:font-size-complex="11pt"/>
    </style:style>
    <style:style style:name="P48" style:family="paragraph" style:parent-style-name="Preformatted_20_Text">
      <style:paragraph-properties fo:margin-top="0cm" fo:margin-bottom="0cm" style:contextual-spacing="true" fo:line-height="115%" fo:text-align="start" style:justify-single-word="false" fo:orphans="2" fo:widows="2"/>
      <style:text-properties style:font-name="Liberation Mono1" fo:font-size="9pt" fo:language="es" fo:country="ES" style:font-size-asian="11pt" style:font-size-complex="11pt"/>
    </style:style>
    <style:style style:name="P49" style:family="paragraph" style:parent-style-name="Preformatted_20_Text">
      <style:paragraph-properties fo:margin-top="0cm" fo:margin-bottom="0cm" style:contextual-spacing="true" fo:line-height="115%" fo:text-align="start" style:justify-single-word="false" fo:orphans="2" fo:widows="2"/>
      <style:text-properties style:font-name="Liberation Mono1" fo:font-size="9pt" fo:language="es" fo:country="ES" officeooo:paragraph-rsid="002896f3" style:font-size-asian="11pt" style:font-size-complex="11pt"/>
    </style:style>
    <style:style style:name="P50" style:family="paragraph" style:parent-style-name="Preformatted_20_Text">
      <style:paragraph-properties fo:margin-top="0cm" fo:margin-bottom="0cm" style:contextual-spacing="true" fo:line-height="115%" fo:text-align="start" style:justify-single-word="false" fo:orphans="2" fo:widows="2"/>
      <style:text-properties style:font-name="Liberation Mono1" fo:font-size="9pt" fo:language="es" fo:country="ES" officeooo:paragraph-rsid="008e33ec" style:font-size-asian="11pt" style:font-size-complex="11pt"/>
    </style:style>
    <style:style style:name="P51" style:family="paragraph" style:parent-style-name="Heading_20_2">
      <style:paragraph-properties fo:margin-top="0cm" fo:margin-bottom="0cm" style:contextual-spacing="true" fo:line-height="115%"/>
      <style:text-properties fo:font-variant="normal" fo:text-transform="none" fo:color="#808080" loext:opacity="100%" style:font-name="Liberation Sans" fo:font-size="14pt" fo:letter-spacing="normal" fo:font-style="normal" fo:font-weight="normal" officeooo:rsid="001d5abe" style:font-name-asian="Songti SC" style:font-size-asian="18pt" style:font-weight-asian="bold" style:font-name-complex="Arial Unicode MS" style:font-size-complex="18pt" style:font-weight-complex="bold"/>
    </style:style>
    <style:style style:name="P52" style:family="paragraph" style:parent-style-name="Heading_20_2">
      <style:paragraph-properties fo:margin-top="0cm" fo:margin-bottom="0cm" style:contextual-spacing="true" fo:line-height="115%"/>
      <style:text-properties fo:font-variant="normal" fo:text-transform="none" fo:color="#808080" loext:opacity="100%" style:font-name="Liberation Sans" fo:font-size="14pt" fo:letter-spacing="normal" fo:font-style="normal" fo:font-weight="normal" officeooo:rsid="0095498e" style:font-name-asian="Songti SC" style:font-size-asian="18pt" style:font-weight-asian="bold" style:font-name-complex="Arial Unicode MS" style:font-size-complex="18pt" style:font-weight-complex="bold"/>
    </style:style>
    <style:style style:name="P53" style:family="paragraph" style:parent-style-name="Heading_20_2">
      <style:paragraph-properties fo:margin-top="0cm" fo:margin-bottom="0cm" style:contextual-spacing="true" fo:line-height="115%"/>
      <style:text-properties fo:font-variant="normal" fo:text-transform="none" fo:color="#808080" loext:opacity="100%" style:font-name="Liberation Sans" fo:font-size="14pt" fo:letter-spacing="normal" fo:font-style="normal" fo:font-weight="normal" style:font-name-asian="Songti SC" style:font-size-asian="18pt" style:font-weight-asian="bold" style:font-name-complex="Arial Unicode MS" style:font-size-complex="18pt" style:font-weight-complex="bold"/>
    </style:style>
    <style:style style:name="P54" style:family="paragraph" style:parent-style-name="Heading_20_2">
      <style:paragraph-properties fo:margin-top="0cm" fo:margin-bottom="0cm" style:contextual-spacing="true" fo:line-height="115%"/>
      <style:text-properties fo:color="#808080" loext:opacity="100%" style:font-name="Liberation Sans" fo:font-size="14pt" style:font-size-asian="18pt" style:font-size-complex="18pt"/>
    </style:style>
    <style:style style:name="P55" style:family="paragraph" style:parent-style-name="Heading_20_2">
      <style:paragraph-properties fo:margin-top="0cm" fo:margin-bottom="0cm" style:contextual-spacing="true" fo:line-height="115%" fo:text-align="start" style:justify-single-word="false" fo:orphans="2" fo:widows="2"/>
      <style:text-properties fo:color="#808080" loext:opacity="100%" style:font-name="Liberation Sans" officeooo:paragraph-rsid="00c32f17"/>
    </style:style>
    <style:style style:name="P56" style:family="paragraph" style:parent-style-name="Standard">
      <style:paragraph-properties fo:margin-top="0cm" fo:margin-bottom="0cm" style:contextual-spacing="true" fo:line-height="115%" fo:text-align="start" style:justify-single-word="false"/>
      <style:text-properties fo:font-size="11pt" fo:language="es" fo:country="ES" style:font-size-asian="11pt" style:font-size-complex="11pt"/>
    </style:style>
    <style:style style:name="P57" style:family="paragraph" style:parent-style-name="Table_20_Contents">
      <style:paragraph-properties fo:margin-top="0cm" fo:margin-bottom="0cm" style:contextual-spacing="true" fo:line-height="115%" fo:text-align="start" style:justify-single-word="false"/>
      <style:text-properties style:font-name="sans-serif" fo:font-size="11pt" fo:language="es" fo:country="ES" style:font-size-asian="11pt" style:font-size-complex="11pt"/>
    </style:style>
    <style:style style:name="P58" style:family="paragraph" style:parent-style-name="Table_20_Contents">
      <style:paragraph-properties fo:margin-top="0cm" fo:margin-bottom="0cm" style:contextual-spacing="true" fo:line-height="115%" fo:text-align="end" style:justify-single-word="false"/>
      <style:text-properties style:font-name="sans-serif" fo:font-size="11pt" fo:language="es" fo:country="ES" officeooo:rsid="0003b778" officeooo:paragraph-rsid="0003b778" style:font-size-asian="11pt" style:font-size-complex="11pt"/>
    </style:style>
    <style:style style:name="P59" style:family="paragraph" style:parent-style-name="Table_20_Contents">
      <style:paragraph-properties fo:margin-top="0cm" fo:margin-bottom="0cm" style:contextual-spacing="true" fo:line-height="115%" fo:text-align="start" style:justify-single-word="false"/>
      <style:text-properties style:font-name="sans-serif" fo:font-size="11pt" fo:language="es" fo:country="ES" officeooo:rsid="000562b9" style:font-name-asian="sans-serif" style:font-size-asian="11pt" style:font-name-complex="sans-serif" style:font-size-complex="11pt"/>
    </style:style>
    <style:style style:name="P60" style:family="paragraph" style:parent-style-name="Table_20_Contents">
      <style:paragraph-properties fo:margin-top="0cm" fo:margin-bottom="0cm" style:contextual-spacing="true" fo:line-height="115%" fo:text-align="start" style:justify-single-word="false"/>
      <style:text-properties style:font-name="Liberation Sans" fo:font-size="11pt" officeooo:rsid="00a0a622" officeooo:paragraph-rsid="00a0a622" style:font-size-asian="11pt" style:font-size-complex="11pt"/>
    </style:style>
    <style:style style:name="P61" style:family="paragraph" style:parent-style-name="Table_20_Contents">
      <style:paragraph-properties fo:margin-top="0cm" fo:margin-bottom="0cm" style:contextual-spacing="true" fo:line-height="115%" fo:text-align="start" style:justify-single-word="false"/>
      <style:text-properties style:font-name="Liberation Sans" fo:font-size="11pt" fo:language="es" fo:country="ES" officeooo:rsid="00c2d3a0" officeooo:paragraph-rsid="00c2d3a0" style:font-name-asian="sans-serif" style:font-size-asian="11pt" style:font-name-complex="sans-serif" style:font-size-complex="11pt"/>
    </style:style>
    <style:style style:name="P62" style:family="paragraph" style:parent-style-name="Table_20_Contents">
      <style:paragraph-properties fo:margin-top="0cm" fo:margin-bottom="0cm" style:contextual-spacing="true" fo:line-height="115%" fo:text-align="start" style:justify-single-word="false"/>
    </style:style>
    <style:style style:name="P63" style:family="paragraph" style:parent-style-name="Table_20_Contents">
      <style:paragraph-properties fo:margin-top="0cm" fo:margin-bottom="0cm" style:contextual-spacing="true" fo:line-height="115%" fo:text-align="start" style:justify-single-word="false"/>
      <style:text-properties officeooo:paragraph-rsid="000562b9"/>
    </style:style>
    <style:style style:name="P64" style:family="paragraph" style:parent-style-name="Table_20_Contents">
      <style:paragraph-properties fo:margin-top="0cm" fo:margin-bottom="0cm" style:contextual-spacing="true" fo:line-height="115%" fo:text-align="start" style:justify-single-word="false"/>
      <style:text-properties officeooo:paragraph-rsid="009fbdf6"/>
    </style:style>
    <style:style style:name="P65" style:family="paragraph" style:parent-style-name="Text_20_body">
      <style:paragraph-properties fo:margin-top="0cm" fo:margin-bottom="0cm" style:contextual-spacing="true" fo:line-height="115%" fo:text-align="start" style:justify-single-word="false"/>
      <style:text-properties officeooo:paragraph-rsid="0038f97d"/>
    </style:style>
    <style:style style:name="P66" style:family="paragraph" style:parent-style-name="Text_20_body">
      <style:paragraph-properties fo:margin-top="0cm" fo:margin-bottom="0cm" style:contextual-spacing="true" fo:line-height="115%"/>
      <style:text-properties fo:font-variant="normal" fo:text-transform="none" fo:color="#000000" loext:opacity="100%" style:font-name="Liberation Sans" fo:font-size="11pt" fo:letter-spacing="normal" fo:font-style="normal" fo:font-weight="normal" officeooo:rsid="00c07824" officeooo:paragraph-rsid="00c07824" style:font-name-asian="Songti SC" style:font-size-asian="9.60000038146973pt" style:font-weight-asian="normal" style:font-name-complex="Arial Unicode MS" style:font-size-complex="11pt" style:font-weight-complex="normal"/>
    </style:style>
    <style:style style:name="P67" style:family="paragraph" style:parent-style-name="Text_20_body">
      <style:paragraph-properties fo:margin-top="0cm" fo:margin-bottom="0cm" style:contextual-spacing="true" fo:line-height="100%" fo:text-align="start" style:justify-single-word="false" fo:orphans="2" fo:widows="2"/>
      <style:text-properties style:use-window-font-color="true" loext:opacity="0%" style:font-name="Liberation Mono1" fo:font-size="8pt" officeooo:paragraph-rsid="00c60f22" style:font-size-asian="8pt" style:font-size-complex="8pt"/>
    </style:style>
    <style:style style:name="P6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9" style:family="paragraph" style:parent-style-name="Heading_20_3">
      <style:text-properties style:font-name="Liberation Sans" fo:font-size="12pt" style:font-size-asian="14pt" style:font-size-complex="14pt"/>
    </style:style>
    <style:style style:name="P70" style:family="paragraph" style:parent-style-name="Text_20_body">
      <loext:graphic-properties draw:fill="none"/>
      <style:paragraph-properties fo:margin-left="1.27cm" fo:margin-right="1.427cm" fo:margin-top="0cm" fo:margin-bottom="0cm" style:contextual-spacing="true" fo:line-height="115%" fo:text-align="start" style:justify-single-word="false" fo:orphans="2" fo:widows="2" fo:text-indent="0cm" style:auto-text-indent="false" fo:background-color="transparent"/>
      <style:text-properties style:font-name="Liberation Sans" fo:font-size="10pt" fo:language="es" fo:country="ES" officeooo:paragraph-rsid="001ddfb6" style:font-size-asian="10pt" style:font-size-complex="10pt"/>
    </style:style>
    <style:style style:name="P71" style:family="paragraph" style:parent-style-name="Text_20_body" style:master-page-name="">
      <loext:graphic-properties draw:fill="none"/>
      <style:paragraph-properties fo:margin-left="1.27cm" fo:margin-right="1.427cm" fo:margin-top="0cm" fo:margin-bottom="0cm" style:contextual-spacing="true" fo:line-height="115%" fo:text-align="start" style:justify-single-word="false" fo:orphans="2" fo:widows="2" fo:text-indent="0cm" style:auto-text-indent="false" style:page-number="auto" fo:background-color="transparent"/>
      <style:text-properties style:font-name="Liberation Sans" fo:font-size="10pt" fo:language="es" fo:country="ES" officeooo:paragraph-rsid="001ddfb6" style:font-size-asian="10pt" style:font-size-complex="10pt"/>
    </style:style>
    <style:style style:name="P72" style:family="paragraph" style:parent-style-name="Heading_20_2">
      <style:paragraph-properties fo:margin-top="0cm" fo:margin-bottom="0cm" style:contextual-spacing="true" fo:line-height="115%"/>
      <style:text-properties fo:font-variant="normal" fo:text-transform="none" fo:color="#808080" loext:opacity="100%" style:font-name="Liberation Sans" fo:font-size="14pt" fo:letter-spacing="normal" fo:font-style="normal" fo:font-weight="normal" officeooo:rsid="0095498e" style:font-size-asian="18pt" style:font-size-complex="18pt"/>
    </style:style>
    <style:style style:name="P73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text-indent="0cm" style:auto-text-indent="false" fo:background-color="transparent" text:number-lines="false" text:line-number="0"/>
      <style:text-properties officeooo:paragraph-rsid="00a0a622"/>
    </style:style>
    <style:style style:name="P7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15%" fo:text-align="start" style:justify-single-word="false" fo:text-indent="0cm" style:auto-text-indent="false" fo:background-color="transparent" text:number-lines="false" text:line-number="0"/>
      <style:text-properties style:font-name="sans-serif" fo:font-size="11pt" fo:language="es" fo:country="ES" officeooo:rsid="000562b9" officeooo:paragraph-rsid="00a0a622" style:font-name-asian="sans-serif" style:font-size-asian="11pt" style:font-name-complex="sans-serif" style:font-size-complex="11pt"/>
    </style:style>
    <style:style style:name="P75" style:family="paragraph" style:parent-style-name="Contents_20_Heading">
      <style:text-properties style:font-name="Liberation Sans" fo:font-size="11pt" style:font-size-asian="11pt" style:font-size-complex="11pt"/>
    </style:style>
    <style:style style:name="P76" style:family="paragraph" style:parent-style-name="Text_20_body">
      <style:paragraph-properties fo:margin-top="0cm" fo:margin-bottom="0cm" style:contextual-spacing="true" fo:line-height="115%" fo:text-align="start" style:justify-single-word="false"/>
      <style:text-properties style:font-name="Liberation Sans" fo:font-size="11pt" fo:language="es" fo:country="ES" officeooo:rsid="000cd9f4" officeooo:paragraph-rsid="0038f97d" style:font-size-asian="11pt" style:font-size-complex="11pt"/>
    </style:style>
    <style:style style:name="P77" style:family="paragraph" style:parent-style-name="Text_20_body" style:list-style-name="L1">
      <style:paragraph-properties fo:margin-top="0cm" fo:margin-bottom="0cm" style:contextual-spacing="true" fo:line-height="115%" fo:text-align="start" style:justify-single-word="false" fo:orphans="2" fo:widows="2"/>
      <style:text-properties officeooo:paragraph-rsid="005249cd"/>
    </style:style>
    <style:style style:name="P78" style:family="paragraph" style:parent-style-name="Text_20_body" style:list-style-name="L1">
      <style:paragraph-properties fo:margin-top="0cm" fo:margin-bottom="0cm" style:contextual-spacing="true" fo:line-height="115%" fo:text-align="start" style:justify-single-word="false" fo:orphans="2" fo:widows="2"/>
      <style:text-properties officeooo:paragraph-rsid="001f97a2"/>
    </style:style>
    <style:style style:name="P79" style:family="paragraph" style:parent-style-name="Text_20_body">
      <style:paragraph-properties fo:margin-top="0cm" fo:margin-bottom="0cm" style:contextual-spacing="true" fo:line-height="115%" fo:text-align="start" style:justify-single-word="false"/>
      <style:text-properties officeooo:paragraph-rsid="0038f97d"/>
    </style:style>
    <style:style style:name="P80" style:family="paragraph" style:parent-style-name="Text_20_body">
      <style:paragraph-properties fo:margin-top="0cm" fo:margin-bottom="0cm" style:contextual-spacing="true" fo:line-height="100%" fo:text-align="start" style:justify-single-word="false" fo:orphans="2" fo:widows="2"/>
      <style:text-properties fo:font-variant="normal" fo:text-transform="none" style:use-window-font-color="true" loext:opacity="0%" style:font-name="Liberation Mono1" fo:font-size="8pt" fo:letter-spacing="normal" fo:language="es" fo:country="ES" fo:font-style="normal" fo:font-weight="normal" officeooo:rsid="00c32f17" officeooo:paragraph-rsid="00c32f17" style:font-name-asian="Songti SC" style:font-size-asian="8pt" style:font-weight-asian="bold" style:font-name-complex="Arial Unicode MS" style:font-size-complex="8pt" style:font-weight-complex="bold"/>
    </style:style>
    <style:style style:name="P81" style:family="paragraph" style:parent-style-name="Text_20_body">
      <style:paragraph-properties fo:margin-top="0cm" fo:margin-bottom="0cm" style:contextual-spacing="true" fo:line-height="100%" fo:text-align="start" style:justify-single-word="false" fo:orphans="2" fo:widows="2"/>
      <style:text-properties fo:font-variant="normal" fo:text-transform="none" style:use-window-font-color="true" loext:opacity="0%" style:font-name="Liberation Mono1" fo:font-size="8pt" fo:letter-spacing="normal" fo:language="es" fo:country="ES" fo:font-style="normal" fo:font-weight="normal" officeooo:rsid="00c32f17" officeooo:paragraph-rsid="00c60f22" style:font-name-asian="Songti SC" style:font-size-asian="8pt" style:font-weight-asian="bold" style:font-name-complex="Arial Unicode MS" style:font-size-complex="8pt" style:font-weight-complex="bold"/>
    </style:style>
    <style:style style:name="P82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7c197" officeooo:paragraph-rsid="004143b1" style:font-size-asian="11pt" style:font-size-complex="11pt"/>
    </style:style>
    <style:style style:name="P83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7e880" officeooo:paragraph-rsid="004c0093" style:font-size-asian="11pt" style:font-size-complex="11pt"/>
    </style:style>
    <style:style style:name="P84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a5ac8" officeooo:paragraph-rsid="0017e880" style:font-size-asian="11pt" style:font-size-complex="11pt"/>
    </style:style>
    <style:style style:name="P85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af0a7" officeooo:paragraph-rsid="001a5ac8" style:font-size-asian="11pt" style:font-size-complex="11pt"/>
    </style:style>
    <style:style style:name="P86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e6a45" officeooo:paragraph-rsid="001ddfb6" style:font-size-asian="11pt" style:font-size-complex="11pt"/>
    </style:style>
    <style:style style:name="P87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ddfb6" officeooo:paragraph-rsid="00631f30" style:font-size-asian="11pt" style:font-size-complex="11pt"/>
    </style:style>
    <style:style style:name="P88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e31c6" officeooo:paragraph-rsid="001e31c6" style:font-size-asian="11pt" style:font-size-complex="11pt"/>
    </style:style>
    <style:style style:name="P89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f97a2" officeooo:paragraph-rsid="001e31c6" style:font-size-asian="11pt" style:font-size-complex="11pt"/>
    </style:style>
    <style:style style:name="P90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20f1f4" officeooo:paragraph-rsid="0020f1f4" style:font-size-asian="11pt" style:font-size-complex="11pt"/>
    </style:style>
    <style:style style:name="P91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d5abe" officeooo:paragraph-rsid="004a01c8" style:font-size-asian="11pt" style:font-style-asian="normal" style:font-size-complex="11pt" style:font-style-complex="normal"/>
    </style:style>
    <style:style style:name="P92" style:family="paragraph" style:parent-style-name="Text_20_body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officeooo:paragraph-rsid="00cc946e"/>
    </style:style>
    <style:style style:name="P93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color="#666666" loext:opacity="100%" style:font-name="Courier" fo:font-weight="bold" style:font-weight-asian="bold" style:font-weight-complex="bold"/>
    </style:style>
    <style:style style:name="T2" style:family="text">
      <style:text-properties fo:color="#666666" loext:opacity="100%" style:font-name="Liberation Mono1" fo:font-size="9pt" fo:language="es" fo:country="ES" fo:font-weight="normal" officeooo:rsid="000562b9" style:font-size-asian="9pt" style:font-weight-asian="normal" style:font-size-complex="9pt" style:font-weight-complex="normal"/>
    </style:style>
    <style:style style:name="T3" style:family="text">
      <style:text-properties fo:color="#666666" loext:opacity="100%" style:font-name="Liberation Mono1" fo:font-size="9pt" fo:language="es" fo:country="ES" fo:font-weight="normal" officeooo:rsid="0029f2d6" style:font-size-asian="9pt" style:font-weight-asian="normal" style:font-size-complex="9pt" style:font-weight-complex="normal"/>
    </style:style>
    <style:style style:name="T4" style:family="text">
      <style:text-properties fo:color="#666666" loext:opacity="100%" style:font-name="Liberation Mono1" fo:font-size="9pt" fo:language="es" fo:country="ES" fo:font-weight="normal" officeooo:rsid="006eff83" style:font-size-asian="9pt" style:font-weight-asian="normal" style:font-size-complex="9pt" style:font-weight-complex="normal"/>
    </style:style>
    <style:style style:name="T5" style:family="text">
      <style:text-properties fo:font-variant="normal" fo:text-transform="none" fo:color="#000000" loext:opacity="100%" style:font-name="sans-serif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sans-serif" fo:letter-spacing="normal" fo:font-style="normal" fo:font-weight="normal" officeooo:rsid="001e31c6"/>
    </style:style>
    <style:style style:name="T7" style:family="text">
      <style:text-properties fo:font-variant="normal" fo:text-transform="none" fo:color="#000000" loext:opacity="100%" style:font-name="sans-serif" fo:letter-spacing="normal" fo:font-style="normal" fo:font-weight="normal" officeooo:rsid="001f97a2"/>
    </style:style>
    <style:style style:name="T8" style:family="text">
      <style:text-properties fo:font-variant="normal" fo:text-transform="none" fo:color="#000000" loext:opacity="100%" style:font-name="sans-serif" fo:letter-spacing="normal" fo:font-style="normal" fo:font-weight="normal" officeooo:rsid="00204c0d"/>
    </style:style>
    <style:style style:name="T9" style:family="text">
      <style:text-properties fo:font-variant="normal" fo:text-transform="none" fo:color="#000000" loext:opacity="100%" style:font-name="sans-serif" fo:letter-spacing="normal" fo:font-style="normal" fo:font-weight="normal" officeooo:rsid="00248514"/>
    </style:style>
    <style:style style:name="T10" style:family="text">
      <style:text-properties fo:font-variant="normal" fo:text-transform="none" fo:color="#000000" loext:opacity="100%" style:font-name="sans-serif" fo:letter-spacing="normal" fo:font-style="normal" fo:font-weight="normal" officeooo:rsid="0020f1f4"/>
    </style:style>
    <style:style style:name="T11" style:family="text">
      <style:text-properties fo:font-variant="normal" fo:text-transform="none" fo:color="#000000" loext:opacity="100%" style:font-name="sans-serif" fo:letter-spacing="normal" fo:font-style="normal" fo:font-weight="normal" officeooo:rsid="00228b2a"/>
    </style:style>
    <style:style style:name="T12" style:family="text">
      <style:text-properties fo:font-variant="normal" fo:text-transform="none" fo:color="#000000" loext:opacity="100%" style:font-name="sans-serif" fo:letter-spacing="normal" fo:font-style="normal" fo:font-weight="normal" officeooo:rsid="004b9dcb"/>
    </style:style>
    <style:style style:name="T13" style:family="text">
      <style:text-properties fo:font-variant="normal" fo:text-transform="none" fo:color="#000000" loext:opacity="100%" style:font-name="sans-serif" fo:letter-spacing="normal" fo:font-style="normal" fo:font-weight="normal" officeooo:rsid="004e9e6f"/>
    </style:style>
    <style:style style:name="T14" style:family="text">
      <style:text-properties fo:font-variant="normal" fo:text-transform="none" fo:color="#000000" loext:opacity="100%" style:font-name="sans-serif" fo:letter-spacing="normal" fo:font-style="normal" fo:font-weight="normal" officeooo:rsid="00536d2b"/>
    </style:style>
    <style:style style:name="T15" style:family="text">
      <style:text-properties fo:font-variant="normal" fo:text-transform="none" fo:color="#000000" loext:opacity="100%" style:font-name="sans-serif" fo:letter-spacing="normal" fo:font-style="normal" fo:font-weight="normal" officeooo:rsid="00562fd7"/>
    </style:style>
    <style:style style:name="T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b37e5" style:font-size-asian="11pt" style:font-size-complex="11pt"/>
    </style:style>
    <style:style style:name="T1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61df8" style:font-size-asian="11pt" style:font-size-complex="11pt"/>
    </style:style>
    <style:style style:name="T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7c197" style:font-size-asian="11pt" style:font-size-complex="11pt"/>
    </style:style>
    <style:style style:name="T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7e880" style:font-size-asian="11pt" style:font-size-complex="11pt"/>
    </style:style>
    <style:style style:name="T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a5ac8" style:font-size-asian="11pt" style:font-size-complex="11pt"/>
    </style:style>
    <style:style style:name="T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af0a7" style:font-size-asian="11pt" style:font-size-complex="11pt"/>
    </style:style>
    <style:style style:name="T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ddfb6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88c22" style:font-size-asian="11pt" style:font-size-complex="11pt"/>
    </style:style>
    <style:style style:name="T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e40db" style:font-size-asian="11pt" style:font-size-complex="11pt"/>
    </style:style>
    <style:style style:name="T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fed35" style:font-size-asian="11pt" style:font-size-complex="11pt"/>
    </style:style>
    <style:style style:name="T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64ece" style:font-size-asian="11pt" style:font-size-complex="11pt"/>
    </style:style>
    <style:style style:name="T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c0093" style:font-size-asian="11pt" style:font-size-complex="11pt"/>
    </style:style>
    <style:style style:name="T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d9bdd" style:font-size-asian="11pt" style:font-size-complex="11pt"/>
    </style:style>
    <style:style style:name="T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b9dcb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e6a45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29fc1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f850d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6b1cf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8070d" style:font-size-asian="11pt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8bd59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11d3d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8f97d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87fc9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7c70d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2f8d0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b37e5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cd9f4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b1003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2e443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a5324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30b77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d7026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419cf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cb9bc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6145a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61df8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7c197" style:font-size-asian="11pt" style:font-size-complex="11pt"/>
    </style:style>
    <style:style style:name="T5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143b1" style:font-size-asian="11pt" style:font-size-complex="11pt"/>
    </style:style>
    <style:style style:name="T5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2bbcd" style:font-size-asian="11pt" style:font-size-complex="11pt"/>
    </style:style>
    <style:style style:name="T5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c0093" style:font-size-asian="11pt" style:font-size-complex="11pt"/>
    </style:style>
    <style:style style:name="T5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7e880" style:font-size-asian="11pt" style:font-size-complex="11pt"/>
    </style:style>
    <style:style style:name="T5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ddfb6" style:font-size-asian="11pt" style:font-size-complex="11pt"/>
    </style:style>
    <style:style style:name="T5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248514" style:font-size-asian="11pt" style:font-size-complex="11pt"/>
    </style:style>
    <style:style style:name="T6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2896f3" style:font-size-asian="11pt" style:font-size-complex="11pt"/>
    </style:style>
    <style:style style:name="T6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f97a2" style:font-size-asian="11pt" style:font-size-complex="11pt"/>
    </style:style>
    <style:style style:name="T6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249cd" style:font-size-asian="11pt" style:font-size-complex="11pt"/>
    </style:style>
    <style:style style:name="T6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204c0d" style:font-size-asian="11pt" style:font-size-complex="11pt"/>
    </style:style>
    <style:style style:name="T6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20f1f4" style:font-size-asian="11pt" style:font-size-complex="11pt"/>
    </style:style>
    <style:style style:name="T6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62fd7" style:font-size-asian="11pt" style:font-size-complex="11pt"/>
    </style:style>
    <style:style style:name="T6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5efcb" style:font-size-asian="11pt" style:font-size-complex="11pt"/>
    </style:style>
    <style:style style:name="T6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ad0ad" style:font-size-asian="11pt" style:font-size-complex="11pt"/>
    </style:style>
    <style:style style:name="T6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d14ea" style:font-size-asian="11pt" style:font-size-complex="11pt"/>
    </style:style>
    <style:style style:name="T6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a5ac8" style:font-size-asian="11pt" style:font-size-complex="11pt"/>
    </style:style>
    <style:style style:name="T7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629fc1" style:font-size-asian="11pt" style:font-size-complex="11pt"/>
    </style:style>
    <style:style style:name="T7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8253b" style:font-size-asian="11pt" style:font-size-complex="11pt"/>
    </style:style>
    <style:style style:name="T7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af0a7" style:font-size-asian="11pt" style:font-size-complex="11pt"/>
    </style:style>
    <style:style style:name="T7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c8012" style:font-size-asian="11pt" style:font-size-complex="11pt"/>
    </style:style>
    <style:style style:name="T7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a01c8" style:font-size-asian="11pt" style:font-size-complex="11pt"/>
    </style:style>
    <style:style style:name="T7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d9bdd" style:font-size-asian="11pt" style:font-size-complex="11pt"/>
    </style:style>
    <style:style style:name="T7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650f64" style:font-size-asian="11pt" style:font-size-complex="11pt"/>
    </style:style>
    <style:style style:name="T7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562b9" style:font-size-asian="11pt" style:font-size-complex="11pt"/>
    </style:style>
    <style:style style:name="T7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03853" style:font-size-asian="11pt" style:font-size-complex="11pt"/>
    </style:style>
    <style:style style:name="T7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29f2d6" style:font-size-asian="11pt" style:font-size-complex="11pt"/>
    </style:style>
    <style:style style:name="T8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03b6c" style:font-size-asian="11pt" style:font-size-complex="11pt"/>
    </style:style>
    <style:style style:name="T8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2aeebe" style:font-size-asian="11pt" style:font-size-complex="11pt"/>
    </style:style>
    <style:style style:name="T8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0cf99" style:font-size-asian="11pt" style:font-size-complex="11pt"/>
    </style:style>
    <style:style style:name="T8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257d1" style:font-size-asian="11pt" style:font-size-complex="11pt"/>
    </style:style>
    <style:style style:name="T8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3f6f3" style:font-size-asian="11pt" style:font-size-complex="11pt"/>
    </style:style>
    <style:style style:name="T8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6020b" style:font-size-asian="11pt" style:font-size-complex="11pt"/>
    </style:style>
    <style:style style:name="T8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6c01b" style:font-size-asian="11pt" style:font-size-complex="11pt"/>
    </style:style>
    <style:style style:name="T8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5936bc" style:font-size-asian="11pt" style:font-size-complex="11pt"/>
    </style:style>
    <style:style style:name="T8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960bd" style:font-size-asian="11pt" style:font-size-complex="11pt"/>
    </style:style>
    <style:style style:name="T8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c9485" style:font-size-asian="11pt" style:font-size-complex="11pt"/>
    </style:style>
    <style:style style:name="T9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7f1af4" style:font-size-asian="11pt" style:font-size-complex="11pt"/>
    </style:style>
    <style:style style:name="T9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0f845" style:font-size-asian="11pt" style:font-size-complex="11pt"/>
    </style:style>
    <style:style style:name="T9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2845d" style:font-size-asian="11pt" style:font-size-complex="11pt"/>
    </style:style>
    <style:style style:name="T9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a46f8" style:font-size-asian="11pt" style:font-size-complex="11pt"/>
    </style:style>
    <style:style style:name="T9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44289" style:font-size-asian="11pt" style:font-size-complex="11pt"/>
    </style:style>
    <style:style style:name="T9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8f250" style:font-size-asian="11pt" style:font-size-complex="11pt"/>
    </style:style>
    <style:style style:name="T9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4c10c" style:font-size-asian="11pt" style:font-size-complex="11pt"/>
    </style:style>
    <style:style style:name="T9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acc33" style:font-size-asian="11pt" style:font-size-complex="11pt"/>
    </style:style>
    <style:style style:name="T9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8c39e4" style:font-size-asian="11pt" style:font-size-complex="11pt"/>
    </style:style>
    <style:style style:name="T9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928b84" style:font-size-asian="11pt" style:font-size-complex="11pt"/>
    </style:style>
    <style:style style:name="T10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942e24" style:font-size-asian="11pt" style:font-size-complex="11pt"/>
    </style:style>
    <style:style style:name="T10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9532bb" style:font-size-asian="11pt" style:font-size-complex="11pt"/>
    </style:style>
    <style:style style:name="T10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a3c53c" style:font-size-asian="11pt" style:font-size-complex="11pt"/>
    </style:style>
    <style:style style:name="T10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a99564" style:font-size-asian="11pt" style:font-size-complex="11pt"/>
    </style:style>
    <style:style style:name="T10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aa205c" style:font-size-asian="11pt" style:font-size-complex="11pt"/>
    </style:style>
    <style:style style:name="T10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ac4946" style:font-size-asian="11pt" style:font-size-complex="11pt"/>
    </style:style>
    <style:style style:name="T10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ae2d8e" style:font-size-asian="11pt" style:font-size-complex="11pt"/>
    </style:style>
    <style:style style:name="T10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b0e2a7" style:font-size-asian="11pt" style:font-size-complex="11pt"/>
    </style:style>
    <style:style style:name="T10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af5f6f" style:font-size-asian="11pt" style:font-size-complex="11pt"/>
    </style:style>
    <style:style style:name="T10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b0c116" style:font-size-asian="11pt" style:font-size-complex="11pt"/>
    </style:style>
    <style:style style:name="T11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b29b7f" style:font-size-asian="11pt" style:font-size-complex="11pt"/>
    </style:style>
    <style:style style:name="T11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b3590f" style:font-size-asian="11pt" style:font-size-complex="11pt"/>
    </style:style>
    <style:style style:name="T11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b49714" style:font-size-asian="11pt" style:font-size-complex="11pt"/>
    </style:style>
    <style:style style:name="T11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b5bcdb" style:font-size-asian="11pt" style:font-size-complex="11pt"/>
    </style:style>
    <style:style style:name="T11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c6a0c0" style:font-size-asian="11pt" style:font-size-complex="11pt"/>
    </style:style>
    <style:style style:name="T11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c7d53b" style:font-size-asian="11pt" style:font-size-complex="11pt"/>
    </style:style>
    <style:style style:name="T11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ca4be7" style:font-size-asian="11pt" style:font-size-complex="11pt"/>
    </style:style>
    <style:style style:name="T11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cbd2fd" style:font-size-asian="11pt" style:font-size-complex="11pt"/>
    </style:style>
    <style:style style:name="T11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cc946e" style:font-size-asian="11pt" style:font-size-complex="11pt"/>
    </style:style>
    <style:style style:name="T11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d7026" style:font-size-asian="11pt" style:font-weight-asian="bold" style:font-size-complex="11pt" style:font-weight-complex="bold"/>
    </style:style>
    <style:style style:name="T12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c8012" style:font-size-asian="11pt" style:font-style-asian="italic" style:font-size-complex="11pt" style:font-style-complex="italic"/>
    </style:style>
    <style:style style:name="T12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6a3cd7" style:font-size-asian="11pt" style:font-style-asian="italic" style:font-size-complex="11pt" style:font-style-complex="italic"/>
    </style:style>
    <style:style style:name="T122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c8012" style:font-size-asian="11pt" style:font-style-asian="normal" style:font-size-complex="11pt" style:font-style-complex="normal"/>
    </style:style>
    <style:style style:name="T123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d9bdd" style:font-size-asian="11pt" style:font-style-asian="normal" style:font-size-complex="11pt" style:font-style-complex="normal"/>
    </style:style>
    <style:style style:name="T124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4a01c8" style:font-size-asian="11pt" style:font-style-asian="normal" style:font-size-complex="11pt" style:font-style-complex="normal"/>
    </style:style>
    <style:style style:name="T125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1d5abe" style:font-size-asian="11pt" style:font-style-asian="normal" style:font-size-complex="11pt" style:font-style-complex="normal"/>
    </style:style>
    <style:style style:name="T126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6a3cd7" style:font-size-asian="11pt" style:font-style-asian="normal" style:font-size-complex="11pt" style:font-style-complex="normal"/>
    </style:style>
    <style:style style:name="T127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6ba134" style:font-size-asian="11pt" style:font-style-asian="normal" style:font-size-complex="11pt" style:font-style-complex="normal"/>
    </style:style>
    <style:style style:name="T128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0b37e5" fo:background-color="#ffb6c1" loext:char-shading-value="0" style:font-size-asian="11pt" style:font-size-complex="11pt"/>
    </style:style>
    <style:style style:name="T129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38f97d" fo:background-color="#ffb6c1" loext:char-shading-value="0" style:font-size-asian="11pt" style:font-size-complex="11pt"/>
    </style:style>
    <style:style style:name="T130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normal" officeooo:rsid="00ba0755" fo:background-color="#ffb6c1" loext:char-shading-value="0" style:font-size-asian="11pt" style:font-size-complex="11pt"/>
    </style:style>
    <style:style style:name="T131" style:family="text">
      <style:text-properties fo:font-variant="normal" fo:text-transform="none" fo:color="#000000" loext:opacity="100%" style:font-name="sans-serif" fo:font-size="11pt" fo:letter-spacing="normal" fo:language="es" fo:country="ES" fo:font-style="normal" fo:font-weight="bold" officeooo:rsid="00130b77" style:font-size-asian="11pt" style:font-weight-asian="bold" style:font-size-complex="11pt" style:font-weight-complex="bold"/>
    </style:style>
    <style:style style:name="T132" style:family="text">
      <style:text-properties fo:font-variant="normal" fo:text-transform="none" fo:color="#000000" loext:opacity="100%" style:font-name="sans-serif" fo:font-size="11pt" fo:letter-spacing="normal" fo:language="es" fo:country="ES" fo:font-style="italic" fo:font-weight="normal" officeooo:rsid="001c8012" style:font-size-asian="11pt" style:font-style-asian="italic" style:font-size-complex="11pt" style:font-style-complex="italic"/>
    </style:style>
    <style:style style:name="T133" style:family="text">
      <style:text-properties fo:font-variant="normal" fo:text-transform="none" fo:color="#000000" loext:opacity="100%" style:font-name="sans-serif" fo:font-size="11pt" fo:letter-spacing="normal" fo:language="es" fo:country="ES" fo:font-style="italic" fo:font-weight="normal" officeooo:rsid="00087fc9" style:font-size-asian="11pt" style:font-style-asian="italic" style:font-size-complex="11pt" style:font-style-complex="italic"/>
    </style:style>
    <style:style style:name="T134" style:family="text">
      <style:text-properties fo:font-variant="normal" fo:text-transform="none" fo:color="#000000" loext:opacity="100%" fo:letter-spacing="normal" fo:font-style="normal" fo:font-weight="normal"/>
    </style:style>
    <style:style style:name="T135" style:family="text">
      <style:text-properties fo:font-variant="normal" fo:text-transform="none" fo:color="#000000" loext:opacity="100%" fo:letter-spacing="normal" fo:font-style="normal" fo:font-weight="normal" officeooo:rsid="0003b778"/>
    </style:style>
    <style:style style:name="T136" style:family="text">
      <style:text-properties fo:font-variant="normal" fo:text-transform="none" fo:color="#000000" loext:opacity="100%" fo:letter-spacing="normal" fo:font-style="normal" fo:font-weight="normal" officeooo:rsid="005094be"/>
    </style:style>
    <style:style style:name="T137" style:family="text">
      <style:text-properties fo:font-variant="normal" fo:text-transform="none" fo:color="#000000" loext:opacity="100%" fo:letter-spacing="normal" fo:font-style="normal" fo:font-weight="normal" officeooo:rsid="0027f233" style:font-name-asian="Liberation Mono" style:font-name-complex="Liberation Mono"/>
    </style:style>
    <style:style style:name="T138" style:family="text">
      <style:text-properties fo:font-variant="normal" fo:text-transform="none" fo:color="#000000" loext:opacity="100%" fo:letter-spacing="normal" fo:font-style="normal" fo:font-weight="normal" officeooo:rsid="002896f3" style:font-name-asian="Liberation Mono" style:font-name-complex="Liberation Mono"/>
    </style:style>
    <style:style style:name="T139" style:family="text">
      <style:text-properties fo:font-variant="normal" fo:text-transform="none" fo:color="#000000" loext:opacity="100%" fo:letter-spacing="normal" fo:font-style="normal" fo:font-weight="normal" officeooo:rsid="0027f233"/>
    </style:style>
    <style:style style:name="T140" style:family="text">
      <style:text-properties fo:font-variant="normal" fo:text-transform="none" fo:color="#000000" loext:opacity="100%" fo:letter-spacing="normal" fo:font-style="normal" fo:font-weight="normal" officeooo:rsid="002896f3"/>
    </style:style>
    <style:style style:name="T141" style:family="text">
      <style:text-properties fo:font-variant="normal" fo:text-transform="none" fo:color="#000000" loext:opacity="100%" fo:letter-spacing="normal" fo:font-style="normal" fo:font-weight="normal" officeooo:rsid="008c39e4"/>
    </style:style>
    <style:style style:name="T142" style:family="text">
      <style:text-properties fo:font-variant="normal" fo:text-transform="none" fo:color="#000000" loext:opacity="100%" fo:letter-spacing="normal" fo:font-style="normal" fo:font-weight="normal" officeooo:rsid="00965ad7"/>
    </style:style>
    <style:style style:name="T143" style:family="text">
      <style:text-properties fo:font-variant="normal" fo:text-transform="none" fo:color="#000000" loext:opacity="100%" fo:letter-spacing="normal" fo:font-style="normal" fo:font-weight="normal" officeooo:rsid="00cd267b"/>
    </style:style>
    <style:style style:name="T144" style:family="text">
      <style:text-properties fo:font-variant="normal" fo:text-transform="none" fo:color="#000000" loext:opacity="100%" style:font-name="Courier" fo:font-size="11pt" fo:letter-spacing="normal" fo:font-style="normal" fo:font-weight="normal" officeooo:rsid="0017e880" style:font-size-asian="11pt" style:font-size-complex="11pt"/>
    </style:style>
    <style:style style:name="T145" style:family="text">
      <style:text-properties fo:font-variant="normal" fo:text-transform="none" fo:color="#000000" loext:opacity="100%" style:font-name="Courier" fo:font-size="11pt" fo:letter-spacing="normal" fo:font-style="normal" fo:font-weight="normal" officeooo:rsid="001af0a7" style:font-size-asian="11pt" style:font-size-complex="11pt"/>
    </style:style>
    <style:style style:name="T146" style:family="text">
      <style:text-properties fo:font-variant="normal" fo:text-transform="none" fo:color="#000000" loext:opacity="100%" style:font-name="Courier" fo:font-size="11pt" fo:letter-spacing="normal" fo:font-style="normal" fo:font-weight="normal" officeooo:rsid="001ddfb6" style:font-size-asian="11pt" style:font-size-complex="11pt"/>
    </style:style>
    <style:style style:name="T147" style:family="text">
      <style:text-properties fo:font-variant="normal" fo:text-transform="none" fo:color="#000000" loext:opacity="100%" style:font-name="Courier" fo:font-size="11pt" fo:letter-spacing="normal" fo:language="es" fo:country="ES" fo:font-style="normal" fo:font-weight="normal" style:font-size-asian="11pt" style:font-size-complex="11pt"/>
    </style:style>
    <style:style style:name="T148" style:family="text">
      <style:text-properties fo:font-variant="normal" fo:text-transform="none" fo:color="#000000" loext:opacity="100%" style:font-name="Courier" fo:font-size="11pt" fo:letter-spacing="normal" fo:language="es" fo:country="ES" fo:font-style="normal" fo:font-weight="normal" officeooo:rsid="0017e880" style:font-size-asian="11pt" style:font-size-complex="11pt"/>
    </style:style>
    <style:style style:name="T149" style:family="text">
      <style:text-properties fo:font-variant="normal" fo:text-transform="none" fo:color="#000000" loext:opacity="100%" style:font-name="Courier" fo:font-size="11pt" fo:letter-spacing="normal" fo:language="es" fo:country="ES" fo:font-style="normal" fo:font-weight="normal" officeooo:rsid="001ddfb6" style:font-size-asian="11pt" style:font-size-complex="11pt"/>
    </style:style>
    <style:style style:name="T150" style:family="text">
      <style:text-properties fo:font-variant="normal" fo:text-transform="none" fo:color="#000000" loext:opacity="100%" style:font-name="Courier" fo:font-size="11pt" fo:letter-spacing="normal" fo:language="es" fo:country="ES" fo:font-style="normal" fo:font-weight="normal" officeooo:rsid="001f97a2" style:font-size-asian="11pt" style:font-size-complex="11pt"/>
    </style:style>
    <style:style style:name="T151" style:family="text">
      <style:text-properties fo:font-variant="normal" fo:text-transform="none" fo:color="#000000" loext:opacity="100%" style:font-name="Courier" fo:font-size="11pt" fo:letter-spacing="normal" fo:language="es" fo:country="ES" fo:font-style="normal" fo:font-weight="normal" officeooo:rsid="001a5ac8" style:font-size-asian="11pt" style:font-size-complex="11pt"/>
    </style:style>
    <style:style style:name="T152" style:family="text">
      <style:text-properties fo:font-variant="normal" fo:text-transform="none" fo:color="#000000" loext:opacity="100%" style:font-name="Courier" fo:font-size="11pt" fo:letter-spacing="normal" fo:language="es" fo:country="ES" fo:font-style="normal" fo:font-weight="normal" officeooo:rsid="001af0a7" style:font-size-asian="11pt" style:font-size-complex="11pt"/>
    </style:style>
    <style:style style:name="T153" style:family="text">
      <style:text-properties fo:font-variant="normal" fo:text-transform="none" fo:color="#000000" loext:opacity="100%" style:font-name="Courier" fo:font-size="11pt" fo:letter-spacing="normal" fo:language="es" fo:country="ES" fo:font-style="normal" fo:font-weight="normal" officeooo:rsid="0020f1f4" style:font-size-asian="11pt" style:font-size-complex="11pt"/>
    </style:style>
    <style:style style:name="T154" style:family="text">
      <style:text-properties fo:font-variant="normal" fo:text-transform="none" fo:color="#000000" loext:opacity="100%" style:font-name="Courier" fo:letter-spacing="normal" fo:font-style="normal" fo:font-weight="normal" officeooo:rsid="001e31c6"/>
    </style:style>
    <style:style style:name="T155" style:family="text">
      <style:text-properties fo:font-variant="normal" fo:text-transform="none" fo:color="#000000" loext:opacity="100%" style:font-name="Courier" fo:letter-spacing="normal" fo:font-style="normal" fo:font-weight="normal" officeooo:rsid="00204c0d"/>
    </style:style>
    <style:style style:name="T156" style:family="text">
      <style:text-properties fo:font-variant="normal" fo:text-transform="none" fo:color="#000000" loext:opacity="100%" style:font-name="Courier" fo:letter-spacing="normal" fo:font-style="normal" fo:font-weight="normal" officeooo:rsid="00536d2b"/>
    </style:style>
    <style:style style:name="T15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f0a7" style:font-size-asian="11pt" style:font-size-complex="11pt"/>
    </style:style>
    <style:style style:name="T15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8a31f" style:font-size-asian="11pt" style:font-size-complex="11pt"/>
    </style:style>
    <style:style style:name="T15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d9bdd" style:font-size-asian="11pt" style:font-size-complex="11pt"/>
    </style:style>
    <style:style style:name="T16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a3cd7" style:font-size-asian="11pt" style:font-size-complex="11pt"/>
    </style:style>
    <style:style style:name="T161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4d9bdd" style:font-size-asian="11pt" style:font-style-asian="italic" style:font-size-complex="11pt" style:font-style-complex="italic"/>
    </style:style>
    <style:style style:name="T162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48a31f" style:font-size-asian="11pt" style:font-style-asian="italic" style:font-size-complex="11pt" style:font-style-complex="italic"/>
    </style:style>
    <style:style style:name="T163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style:font-size-asian="11pt" style:font-size-complex="11pt"/>
    </style:style>
    <style:style style:name="T164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32f8d0" style:font-size-asian="11pt" style:font-size-complex="11pt"/>
    </style:style>
    <style:style style:name="T165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087fc9" style:font-size-asian="11pt" style:font-size-complex="11pt"/>
    </style:style>
    <style:style style:name="T166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089863" style:font-size-asian="11pt" style:font-size-complex="11pt"/>
    </style:style>
    <style:style style:name="T167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5936bc" style:font-size-asian="11pt" style:font-size-complex="11pt"/>
    </style:style>
    <style:style style:name="T168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0a46f8" style:font-size-asian="11pt" style:font-size-complex="11pt"/>
    </style:style>
    <style:style style:name="T169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1ddfb6" style:font-size-asian="11pt" style:font-size-complex="11pt"/>
    </style:style>
    <style:style style:name="T170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248514" style:font-size-asian="11pt" style:font-size-complex="11pt"/>
    </style:style>
    <style:style style:name="T171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24d710" style:font-size-asian="11pt" style:font-size-complex="11pt"/>
    </style:style>
    <style:style style:name="T172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844344" style:font-size-asian="11pt" style:font-size-complex="11pt"/>
    </style:style>
    <style:style style:name="T173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851539" style:font-size-asian="11pt" style:font-size-complex="11pt"/>
    </style:style>
    <style:style style:name="T174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86b896" style:font-size-asian="11pt" style:font-size-complex="11pt"/>
    </style:style>
    <style:style style:name="T175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0562b9" style:font-size-asian="11pt" style:font-size-complex="11pt"/>
    </style:style>
    <style:style style:name="T176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7c9485" style:font-size-asian="11pt" style:font-size-complex="11pt"/>
    </style:style>
    <style:style style:name="T177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7e69b2" style:font-size-asian="11pt" style:font-size-complex="11pt"/>
    </style:style>
    <style:style style:name="T178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0b37e5" style:font-size-asian="11pt" style:font-size-complex="11pt"/>
    </style:style>
    <style:style style:name="T179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17c197" style:font-size-asian="11pt" style:font-size-complex="11pt"/>
    </style:style>
    <style:style style:name="T180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a6cb84" style:font-size-asian="11pt" style:font-size-complex="11pt"/>
    </style:style>
    <style:style style:name="T181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a76953" style:font-size-asian="11pt" style:font-size-complex="11pt"/>
    </style:style>
    <style:style style:name="T182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bd6ede" style:font-size-asian="11pt" style:font-size-complex="11pt"/>
    </style:style>
    <style:style style:name="T183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b3590f" style:font-size-asian="11pt" style:font-size-complex="11pt"/>
    </style:style>
    <style:style style:name="T184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c6a0c0" style:font-size-asian="11pt" style:font-size-complex="11pt"/>
    </style:style>
    <style:style style:name="T185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c9be62" style:font-size-asian="11pt" style:font-size-complex="11pt"/>
    </style:style>
    <style:style style:name="T186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ca2d31" style:font-size-asian="11pt" style:font-size-complex="11pt"/>
    </style:style>
    <style:style style:name="T187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38f97d" style:font-size-asian="11pt" style:font-style-asian="normal" style:font-size-complex="11pt" style:font-style-complex="normal"/>
    </style:style>
    <style:style style:name="T188" style:family="text">
      <style:text-properties fo:font-variant="normal" fo:text-transform="none" fo:color="#000000" loext:opacity="100%" style:font-name="Liberation Sans" fo:font-size="11pt" fo:letter-spacing="normal" fo:language="es" fo:country="ES" fo:font-style="normal" fo:font-weight="normal" officeooo:rsid="000562b9" style:font-size-asian="11pt" style:font-style-asian="normal" style:font-size-complex="11pt" style:font-style-complex="normal"/>
    </style:style>
    <style:style style:name="T189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style:font-size-asian="11pt" style:font-size-complex="11pt"/>
    </style:style>
    <style:style style:name="T190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0562b9" style:font-size-asian="11pt" style:font-size-complex="11pt"/>
    </style:style>
    <style:style style:name="T191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087fc9" style:font-size-asian="11pt" style:font-size-complex="11pt"/>
    </style:style>
    <style:style style:name="T192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0b37e5" style:font-size-asian="11pt" style:font-size-complex="11pt"/>
    </style:style>
    <style:style style:name="T193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34c10c" style:font-size-asian="11pt" style:font-size-complex="11pt"/>
    </style:style>
    <style:style style:name="T194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0cd9f4" style:font-size-asian="11pt" style:font-size-complex="11pt"/>
    </style:style>
    <style:style style:name="T195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130b77" style:font-size-asian="11pt" style:font-size-complex="11pt"/>
    </style:style>
    <style:style style:name="T196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1419cf" style:font-size-asian="11pt" style:font-size-complex="11pt"/>
    </style:style>
    <style:style style:name="T197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17c197" style:font-size-asian="11pt" style:font-size-complex="11pt"/>
    </style:style>
    <style:style style:name="T198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942e24" style:font-size-asian="11pt" style:font-size-complex="11pt"/>
    </style:style>
    <style:style style:name="T199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17e880" style:font-size-asian="11pt" style:font-size-complex="11pt"/>
    </style:style>
    <style:style style:name="T200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a53b43" style:font-size-asian="11pt" style:font-size-complex="11pt"/>
    </style:style>
    <style:style style:name="T201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b49714" style:font-size-asian="11pt" style:font-size-complex="11pt"/>
    </style:style>
    <style:style style:name="T202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normal" officeooo:rsid="000b37e5" fo:background-color="#ffb6c1" loext:char-shading-value="0" style:font-size-asian="11pt" style:font-size-complex="11pt"/>
    </style:style>
    <style:style style:name="T203" style:family="text">
      <style:text-properties fo:font-variant="normal" fo:text-transform="none" fo:color="#000000" loext:opacity="100%" style:font-name="Liberation Mono1" fo:font-size="11pt" fo:letter-spacing="normal" fo:language="es" fo:country="ES" fo:font-style="normal" fo:font-weight="bold" officeooo:rsid="000cd9f4" style:font-size-asian="11pt" style:font-weight-asian="bold" style:font-size-complex="11pt" style:font-weight-complex="bold"/>
    </style:style>
    <style:style style:name="T204" style:family="text">
      <style:text-properties fo:font-variant="normal" fo:text-transform="none" fo:color="#000000" loext:opacity="100%" style:font-name="Liberation Mono1" fo:font-size="11pt" fo:letter-spacing="normal" fo:language="es" fo:country="ES" fo:font-style="italic" fo:font-weight="normal" officeooo:rsid="002896f3" style:font-size-asian="11pt" style:font-style-asian="italic" style:font-size-complex="11pt" style:font-style-complex="italic"/>
    </style:style>
    <style:style style:name="T20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b37e5" style:font-size-asian="11pt" style:font-size-complex="11pt"/>
    </style:style>
    <style:style style:name="T20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61df8" style:font-size-asian="11pt" style:font-size-complex="11pt"/>
    </style:style>
    <style:style style:name="T20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af0a7" style:font-size-asian="11pt" style:font-size-complex="11pt"/>
    </style:style>
    <style:style style:name="T208" style:family="text">
      <style:text-properties fo:font-variant="normal" fo:text-transform="none" fo:color="#000000" loext:opacity="100%" style:font-name="Liberation Mono1" fo:letter-spacing="normal" fo:font-style="normal" fo:font-weight="normal"/>
    </style:style>
    <style:style style:name="T209" style:family="text">
      <style:text-properties fo:font-variant="normal" fo:text-transform="none" fo:color="#000000" loext:opacity="100%" style:font-name="Liberation Mono1" fo:letter-spacing="normal" fo:font-style="normal" fo:font-weight="normal" officeooo:rsid="0003b778"/>
    </style:style>
    <style:style style:name="T210" style:family="text">
      <style:text-properties fo:font-variant="normal" fo:text-transform="none" fo:color="#000000" loext:opacity="100%" style:font-name="Liberation Mono1" fo:letter-spacing="normal" fo:font-style="normal" fo:font-weight="normal" officeooo:rsid="005094be"/>
    </style:style>
    <style:style style:name="T211" style:family="text">
      <style:text-properties fo:font-variant="normal" fo:text-transform="none" fo:color="#000000" loext:opacity="100%" style:font-name="Liberation Sans1" fo:font-size="11pt" fo:letter-spacing="normal" fo:language="es" fo:country="ES" fo:font-style="normal" fo:font-weight="normal" officeooo:rsid="00a53b43" style:font-name-asian="Liberation Sans1" style:font-size-asian="11pt" style:font-name-complex="Liberation Sans1" style:font-size-complex="11pt"/>
    </style:style>
    <style:style style:name="T212" style:family="text">
      <style:text-properties fo:font-variant="normal" fo:text-transform="none" fo:color="#666666" loext:opacity="100%" style:font-name="Courier" fo:letter-spacing="normal" fo:font-style="normal" fo:font-weight="bold" officeooo:rsid="00248514" style:font-weight-asian="bold" style:font-weight-complex="bold"/>
    </style:style>
    <style:style style:name="T213" style:family="text">
      <style:text-properties fo:font-variant="normal" fo:text-transform="none" fo:color="#666666" loext:opacity="100%" style:font-name="Liberation Mono1" fo:font-size="11pt" fo:letter-spacing="normal" fo:language="es" fo:country="ES" fo:font-style="normal" fo:font-weight="bold" officeooo:rsid="000562b9" style:font-size-asian="11pt" style:font-weight-asian="bold" style:font-size-complex="11pt" style:font-weight-complex="bold"/>
    </style:style>
    <style:style style:name="T214" style:family="text">
      <style:text-properties fo:font-variant="normal" fo:text-transform="none" fo:color="#666666" loext:opacity="100%" style:font-name="Liberation Mono1" fo:font-size="11pt" fo:letter-spacing="normal" fo:language="es" fo:country="ES" fo:font-style="normal" fo:font-weight="bold" officeooo:rsid="002ddf5c" style:font-size-asian="11pt" style:font-weight-asian="bold" style:font-size-complex="11pt" style:font-weight-complex="bold"/>
    </style:style>
    <style:style style:name="T215" style:family="text">
      <style:text-properties fo:font-variant="normal" fo:text-transform="none" fo:color="#666666" loext:opacity="100%" style:font-name="Liberation Mono1" fo:font-size="11pt" fo:letter-spacing="normal" fo:language="es" fo:country="ES" fo:font-style="normal" fo:font-weight="bold" officeooo:rsid="000a46f8" style:font-size-asian="11pt" style:font-weight-asian="bold" style:font-size-complex="11pt" style:font-weight-complex="bold"/>
    </style:style>
    <style:style style:name="T216" style:family="text">
      <style:text-properties fo:font-variant="normal" fo:text-transform="none" fo:color="#666666" loext:opacity="100%" style:font-name="Liberation Mono1" fo:font-size="11pt" fo:letter-spacing="normal" fo:language="es" fo:country="ES" fo:font-style="normal" fo:font-weight="bold" officeooo:rsid="000b37e5" style:font-size-asian="11pt" style:font-weight-asian="bold" style:font-size-complex="11pt" style:font-weight-complex="bold"/>
    </style:style>
    <style:style style:name="T217" style:family="text">
      <style:text-properties fo:font-variant="normal" fo:text-transform="none" fo:color="#666666" loext:opacity="100%" style:font-name="Liberation Mono1" fo:font-size="11pt" fo:letter-spacing="normal" fo:language="es" fo:country="ES" fo:font-style="normal" fo:font-weight="bold" officeooo:rsid="000cd9f4" style:font-size-asian="11pt" style:font-size-complex="11pt"/>
    </style:style>
    <style:style style:name="T218" style:family="text">
      <style:text-properties fo:font-variant="normal" fo:text-transform="none" fo:color="#666666" loext:opacity="100%" style:font-name="Liberation Mono1" fo:font-size="11pt" fo:letter-spacing="normal" fo:language="es" fo:country="ES" fo:font-style="normal" fo:font-weight="bold" officeooo:rsid="0017e880" style:font-size-asian="11pt" style:font-size-complex="11pt"/>
    </style:style>
    <style:style style:name="T219" style:family="text">
      <style:text-properties fo:font-variant="normal" fo:text-transform="none" fo:color="#666666" loext:opacity="100%" style:font-name="Liberation Mono1" fo:font-size="11pt" fo:letter-spacing="normal" fo:language="es" fo:country="ES" fo:font-style="normal" fo:font-weight="bold" officeooo:rsid="001d5abe" style:font-size-asian="11pt" style:font-style-asian="normal" style:font-weight-asian="bold" style:font-size-complex="11pt" style:font-style-complex="normal" style:font-weight-complex="bold"/>
    </style:style>
    <style:style style:name="T220" style:family="text">
      <style:text-properties fo:font-variant="normal" fo:text-transform="none" fo:color="#666666" loext:opacity="100%" style:font-name="Liberation Mono1" fo:font-size="11pt" fo:letter-spacing="normal" fo:language="es" fo:country="ES" fo:font-style="normal" fo:font-weight="normal" officeooo:rsid="00311d3d" style:font-size-asian="11pt" style:font-size-complex="11pt"/>
    </style:style>
    <style:style style:name="T221" style:family="text">
      <style:text-properties fo:font-variant="normal" fo:text-transform="none" fo:color="#666666" loext:opacity="100%" style:font-name="Liberation Mono1" fo:letter-spacing="normal" fo:font-style="normal" fo:font-weight="bold" style:font-weight-asian="bold" style:font-weight-complex="bold"/>
    </style:style>
    <style:style style:name="T222" style:family="text">
      <style:text-properties fo:font-variant="normal" fo:text-transform="none" fo:color="#666666" loext:opacity="100%" style:font-name="Liberation Mono1" fo:letter-spacing="normal" fo:font-style="normal" fo:font-weight="bold" officeooo:rsid="0003b778" style:font-weight-asian="bold" style:font-weight-complex="bold"/>
    </style:style>
    <style:style style:name="T223" style:family="text">
      <style:text-properties fo:font-variant="normal" fo:text-transform="none" fo:color="#800080" loext:opacity="100%" style:font-name="sans-serif" fo:font-size="11pt" fo:letter-spacing="normal" fo:language="es" fo:country="ES" fo:font-style="normal" fo:font-weight="normal" style:font-size-asian="11pt" style:font-size-complex="11pt"/>
    </style:style>
    <style:style style:name="T224" style:family="text">
      <style:text-properties fo:font-variant="normal" fo:text-transform="none" fo:color="#800080" loext:opacity="100%" style:font-name="sans-serif" fo:font-size="11pt" fo:letter-spacing="normal" fo:language="es" fo:country="ES" fo:font-style="normal" fo:font-weight="normal" officeooo:rsid="000cd9f4" style:font-size-asian="11pt" style:font-size-complex="11pt"/>
    </style:style>
    <style:style style:name="T225" style:family="text">
      <style:text-properties fo:font-variant="normal" fo:text-transform="none" fo:color="#800080" loext:opacity="100%" style:font-name="sans-serif" fo:font-size="11pt" fo:letter-spacing="normal" fo:language="es" fo:country="ES" fo:font-style="normal" fo:font-weight="normal" officeooo:rsid="001419cf" style:font-size-asian="11pt" style:font-size-complex="11pt"/>
    </style:style>
    <style:style style:name="T226" style:family="text">
      <style:text-properties fo:font-variant="normal" fo:text-transform="none" fo:color="#800080" loext:opacity="100%" style:font-name="sans-serif" fo:font-size="11pt" fo:letter-spacing="normal" fo:language="es" fo:country="ES" fo:font-style="normal" fo:font-weight="normal" officeooo:rsid="001ddfb6" style:font-size-asian="11pt" style:font-size-complex="11pt"/>
    </style:style>
    <style:style style:name="T227" style:family="text">
      <style:text-properties fo:font-variant="normal" fo:text-transform="none" fo:color="#800080" loext:opacity="100%" style:font-name="sans-serif" fo:font-size="11pt" fo:letter-spacing="normal" fo:language="es" fo:country="ES" fo:font-style="normal" fo:font-weight="normal" officeooo:rsid="002896f3" style:font-size-asian="11pt" style:font-size-complex="11pt"/>
    </style:style>
    <style:style style:name="T228" style:family="text">
      <style:text-properties fo:font-variant="normal" fo:text-transform="none" fo:color="#800080" loext:opacity="100%" style:font-name="Liberation Sans" fo:font-size="11pt" fo:letter-spacing="normal" fo:language="es" fo:country="ES" fo:font-style="normal" fo:font-weight="normal" style:font-size-asian="11pt" style:font-size-complex="11pt"/>
    </style:style>
    <style:style style:name="T229" style:family="text">
      <style:text-properties fo:font-variant="normal" fo:text-transform="none" fo:color="#800080" loext:opacity="100%" style:font-name="Liberation Mono1" fo:font-size="11pt" fo:letter-spacing="normal" fo:language="es" fo:country="ES" fo:font-style="normal" fo:font-weight="normal" style:font-size-asian="11pt" style:font-size-complex="11pt"/>
    </style:style>
    <style:style style:name="T230" style:family="text">
      <style:text-properties fo:font-variant="normal" fo:text-transform="none" style:use-window-font-color="true" loext:opacity="0%" style:font-name="Liberation Sans" fo:font-size="11pt" fo:letter-spacing="normal" fo:language="es" fo:country="ES" fo:font-style="normal" style:text-underline-style="none" fo:font-weight="normal" officeooo:rsid="0006020b" style:font-size-asian="11pt" style:font-size-complex="11pt"/>
    </style:style>
    <style:style style:name="T231" style:family="text">
      <style:text-properties fo:font-variant="normal" fo:text-transform="none" style:use-window-font-color="true" loext:opacity="0%" style:font-name="sans-serif" fo:font-size="11pt" fo:letter-spacing="normal" fo:language="es" fo:country="ES" fo:font-style="normal" fo:font-weight="normal" officeooo:rsid="000b37e5" fo:background-color="#ffb6c1" loext:char-shading-value="0" style:font-size-asian="11pt" style:font-size-complex="11pt"/>
    </style:style>
    <style:style style:name="T232" style:family="text">
      <style:text-properties fo:font-variant="normal" fo:text-transform="none" style:use-window-font-color="true" loext:opacity="0%" style:font-name="sans-serif" fo:font-size="11pt" fo:letter-spacing="normal" fo:language="es" fo:country="ES" fo:font-style="normal" fo:font-weight="normal" officeooo:rsid="0038f97d" fo:background-color="#ffb6c1" loext:char-shading-value="0" style:font-size-asian="11pt" style:font-size-complex="11pt"/>
    </style:style>
    <style:style style:name="T233" style:family="text">
      <style:text-properties fo:font-variant="normal" fo:text-transform="none" style:use-window-font-color="true" loext:opacity="0%" style:font-name="sans-serif" fo:font-size="11pt" fo:letter-spacing="normal" fo:language="es" fo:country="ES" fo:font-style="normal" fo:font-weight="normal" officeooo:rsid="00ba0755" fo:background-color="#ffb6c1" loext:char-shading-value="0" style:font-size-asian="11pt" style:font-size-complex="11pt"/>
    </style:style>
    <style:style style:name="T234" style:family="text">
      <style:text-properties fo:font-variant="normal" fo:text-transform="none" style:use-window-font-color="true" loext:opacity="0%" style:font-name="Liberation Mono1" fo:font-size="11pt" fo:letter-spacing="normal" fo:language="es" fo:country="ES" fo:font-style="normal" fo:font-weight="normal" officeooo:rsid="000b37e5" fo:background-color="#ffb6c1" loext:char-shading-value="0" style:font-size-asian="11pt" style:font-size-complex="11pt"/>
    </style:style>
    <style:style style:name="T235" style:family="text">
      <style:text-properties fo:font-variant="normal" fo:text-transform="none" fo:color="#000080" loext:opacity="100%" style:font-name="Liberation Mono1" fo:font-size="11pt" fo:letter-spacing="normal" fo:language="es" fo:country="ES" fo:font-style="normal" style:text-underline-style="solid" style:text-underline-width="auto" style:text-underline-color="font-color" fo:font-weight="normal" officeooo:rsid="0006020b" style:font-size-asian="11pt" style:font-size-complex="11pt"/>
    </style:style>
    <style:style style:name="T236" style:family="text">
      <style:text-properties fo:font-variant="normal" fo:text-transform="none" fo:color="#000080" loext:opacity="100%" style:font-name="Liberation Mono1" fo:font-size="11pt" fo:letter-spacing="normal" fo:language="es" fo:country="ES" fo:font-style="normal" style:text-underline-style="solid" style:text-underline-width="auto" style:text-underline-color="font-color" fo:font-weight="normal" officeooo:rsid="000a46f8" style:font-size-asian="11pt" style:font-size-complex="11pt"/>
    </style:style>
    <style:style style:name="T237" style:family="text">
      <style:text-properties fo:font-variant="normal" fo:text-transform="none" fo:color="#000080" loext:opacity="100%" style:font-name="Liberation Mono1" fo:font-size="11pt" fo:letter-spacing="normal" fo:language="es" fo:country="ES" fo:font-style="normal" style:text-underline-style="solid" style:text-underline-width="auto" style:text-underline-color="font-color" fo:font-weight="normal" officeooo:rsid="008c39e4" style:font-size-asian="11pt" style:font-size-complex="11pt"/>
    </style:style>
    <style:style style:name="T238" style:family="text">
      <style:text-properties fo:font-variant="normal" fo:text-transform="none" fo:letter-spacing="normal" fo:font-style="normal" fo:font-weight="normal"/>
    </style:style>
    <style:style style:name="T239" style:family="text">
      <style:text-properties fo:font-variant="normal" fo:text-transform="none" fo:letter-spacing="normal" fo:font-style="normal" fo:font-weight="normal" officeooo:rsid="0024d710" style:font-name-asian="Songti SC" style:font-weight-asian="bold" style:font-name-complex="Arial Unicode MS" style:font-weight-complex="bold"/>
    </style:style>
    <style:style style:name="T240" style:family="text">
      <style:text-properties fo:font-variant="normal" fo:text-transform="none" fo:letter-spacing="normal" fo:font-style="normal" fo:font-weight="normal" officeooo:rsid="0095498e"/>
    </style:style>
    <style:style style:name="T241" style:family="text">
      <style:text-properties fo:font-variant="normal" fo:text-transform="none" fo:letter-spacing="normal" fo:language="es" fo:country="ES" fo:font-style="normal" fo:font-weight="normal" officeooo:rsid="0095498e" style:font-name-asian="Songti SC" style:font-weight-asian="bold" style:font-name-complex="Arial Unicode MS" style:font-weight-complex="bold"/>
    </style:style>
    <style:style style:name="T242" style:family="text">
      <style:text-properties fo:font-variant="normal" fo:text-transform="none" fo:letter-spacing="normal" fo:language="es" fo:country="ES" fo:font-style="normal" fo:font-weight="normal" officeooo:rsid="00c32f17" style:font-name-asian="Songti SC" style:font-weight-asian="bold" style:font-name-complex="Arial Unicode MS" style:font-weight-complex="bold"/>
    </style:style>
    <style:style style:name="T243" style:family="text">
      <style:text-properties fo:font-variant="normal" fo:text-transform="none" fo:letter-spacing="normal" fo:language="es" fo:country="ES" fo:font-style="normal" fo:font-weight="normal" officeooo:rsid="00c60f22" style:font-name-asian="Songti SC" style:font-weight-asian="bold" style:font-name-complex="Arial Unicode MS" style:font-weight-complex="bold"/>
    </style:style>
    <style:style style:name="T244" style:family="text">
      <style:text-properties fo:font-variant="normal" fo:text-transform="none" fo:font-size="14pt" fo:letter-spacing="normal" fo:language="es" fo:country="ES" fo:font-style="normal" fo:font-weight="normal" officeooo:rsid="0095498e" style:font-size-asian="18pt" style:font-size-complex="18pt"/>
    </style:style>
    <style:style style:name="T245" style:family="text">
      <style:text-properties fo:font-variant="normal" fo:text-transform="none" fo:font-size="14pt" fo:letter-spacing="normal" fo:language="es" fo:country="ES" fo:font-style="normal" fo:font-weight="normal" officeooo:rsid="00c32f17" style:font-name-asian="Songti SC" style:font-size-asian="18pt" style:font-weight-asian="bold" style:font-name-complex="Arial Unicode MS" style:font-size-complex="18pt" style:font-weight-complex="bold"/>
    </style:style>
    <style:style style:name="T246" style:family="text">
      <style:text-properties fo:font-variant="normal" fo:text-transform="none" style:font-name="sans-serif" fo:font-size="11pt" fo:letter-spacing="normal" fo:language="es" fo:country="ES" fo:font-style="normal" fo:font-weight="normal" officeooo:rsid="000b37e5" fo:background-color="#ffb6c1" loext:char-shading-value="0" style:font-size-asian="11pt" style:font-size-complex="11pt"/>
    </style:style>
    <style:style style:name="T247" style:family="text">
      <style:text-properties fo:font-variant="normal" fo:text-transform="none" style:font-name="sans-serif" fo:font-size="11pt" fo:letter-spacing="normal" fo:language="es" fo:country="ES" fo:font-style="normal" fo:font-weight="normal" officeooo:rsid="0038f97d" fo:background-color="#ffb6c1" loext:char-shading-value="0" style:font-size-asian="11pt" style:font-size-complex="11pt"/>
    </style:style>
    <style:style style:name="T248" style:family="text">
      <style:text-properties fo:font-variant="normal" fo:text-transform="none" style:font-name="sans-serif" fo:font-size="11pt" fo:letter-spacing="normal" fo:language="es" fo:country="ES" fo:font-style="normal" fo:font-weight="normal" officeooo:rsid="00ba0755" fo:background-color="#ffb6c1" loext:char-shading-value="0" style:font-size-asian="11pt" style:font-size-complex="11pt"/>
    </style:style>
    <style:style style:name="T249" style:family="text">
      <style:text-properties fo:font-variant="normal" fo:text-transform="none" style:font-name="Liberation Mono1" fo:font-size="11pt" fo:letter-spacing="normal" fo:language="es" fo:country="ES" fo:font-style="normal" fo:font-weight="normal" officeooo:rsid="000b37e5" fo:background-color="#ffb6c1" loext:char-shading-value="0" style:font-size-asian="11pt" style:font-size-complex="11pt"/>
    </style:style>
    <style:style style:name="T250" style:family="text">
      <style:text-properties style:font-name="monospace"/>
    </style:style>
    <style:style style:name="T251" style:family="text">
      <style:text-properties style:font-name="monospace" officeooo:rsid="00388c22"/>
    </style:style>
    <style:style style:name="T252" style:family="text">
      <style:text-properties style:font-name="Courier"/>
    </style:style>
    <style:style style:name="T253" style:family="text">
      <style:text-properties style:font-name="Courier" fo:font-size="11pt" fo:language="es" fo:country="ES" officeooo:rsid="001ddfb6" style:font-size-asian="11pt" style:font-size-complex="11pt"/>
    </style:style>
    <style:style style:name="T254" style:family="text">
      <style:text-properties style:font-name="Courier" fo:font-size="11pt" fo:language="es" fo:country="ES" officeooo:rsid="001e31c6" style:font-size-asian="11pt" style:font-size-complex="11pt"/>
    </style:style>
    <style:style style:name="T255" style:family="text">
      <style:text-properties style:font-name="Courier" officeooo:rsid="00388c22"/>
    </style:style>
    <style:style style:name="T256" style:family="text">
      <style:text-properties style:font-name="Courier" officeooo:rsid="001e31c6"/>
    </style:style>
    <style:style style:name="T257" style:family="text">
      <style:text-properties style:font-name="Courier" officeooo:rsid="008f850d"/>
    </style:style>
    <style:style style:name="T258" style:family="text">
      <style:text-properties fo:font-size="11pt" fo:language="es" fo:country="ES" style:font-size-asian="11pt" style:font-size-complex="11pt"/>
    </style:style>
    <style:style style:name="T259" style:family="text">
      <style:text-properties style:font-name="Arial" fo:font-size="11pt" fo:language="es" fo:country="ES" officeooo:rsid="001ddfb6" style:font-size-asian="11pt" style:font-size-complex="11pt"/>
    </style:style>
    <style:style style:name="T260" style:family="text">
      <style:text-properties style:font-name="Arial" fo:font-size="11pt" fo:language="es" fo:country="ES" officeooo:rsid="001e31c6" style:font-size-asian="11pt" style:font-size-complex="11pt"/>
    </style:style>
    <style:style style:name="T261" style:family="text">
      <style:text-properties style:font-name="Arial" fo:font-size="11pt" fo:language="es" fo:country="ES" officeooo:rsid="00631f30" style:font-size-asian="11pt" style:font-size-complex="11pt"/>
    </style:style>
    <style:style style:name="T262" style:family="text">
      <style:text-properties officeooo:rsid="001e31c6"/>
    </style:style>
    <style:style style:name="T263" style:family="text">
      <style:text-properties officeooo:rsid="00204c0d"/>
    </style:style>
    <style:style style:name="T264" style:family="text">
      <style:text-properties officeooo:rsid="00260084"/>
    </style:style>
    <style:style style:name="T265" style:family="text">
      <style:text-properties officeooo:rsid="002896f3"/>
    </style:style>
    <style:style style:name="T266" style:family="text">
      <style:text-properties style:font-name="Liberation Sans"/>
    </style:style>
    <style:style style:name="T267" style:family="text">
      <style:text-properties style:font-name="Liberation Sans" fo:font-size="11pt" fo:language="es" fo:country="ES" officeooo:rsid="00087fc9" style:font-size-asian="11pt" style:font-size-complex="11pt"/>
    </style:style>
    <style:style style:name="T268" style:family="text">
      <style:text-properties style:font-name="Liberation Sans" fo:font-size="11pt" fo:language="es" fo:country="ES" officeooo:rsid="000cd9f4" style:font-size-asian="11pt" style:font-size-complex="11pt"/>
    </style:style>
    <style:style style:name="T269" style:family="text">
      <style:text-properties style:font-name="Liberation Sans" fo:font-size="11pt" fo:language="es" fo:country="ES" officeooo:rsid="0038f97d" style:font-size-asian="11pt" style:font-size-complex="11pt"/>
    </style:style>
    <style:style style:name="T270" style:family="text">
      <style:text-properties style:font-name="Liberation Sans" fo:font-size="11pt" fo:language="es" fo:country="ES" officeooo:rsid="00cdd692" style:font-size-asian="11pt" style:font-size-complex="11pt"/>
    </style:style>
    <style:style style:name="T271" style:family="text">
      <style:text-properties style:font-name="Liberation Sans" fo:font-size="11pt" style:font-size-asian="11pt" style:font-size-complex="11pt"/>
    </style:style>
    <style:style style:name="T272" style:family="text">
      <style:text-properties style:font-name="Liberation Sans" officeooo:rsid="00344289"/>
    </style:style>
    <style:style style:name="T273" style:family="text">
      <style:text-properties style:font-name="Liberation Sans" fo:font-size="10pt" officeooo:rsid="00344289" style:font-size-asian="10pt" style:font-size-complex="10pt"/>
    </style:style>
    <style:style style:name="T274" style:family="text">
      <style:text-properties style:font-name="Liberation Sans" fo:font-size="10pt" officeooo:rsid="0034c10c" style:font-size-asian="10pt" style:font-size-complex="10pt"/>
    </style:style>
    <style:style style:name="T275" style:family="text">
      <style:text-properties style:font-name="Liberation Sans" fo:font-size="10pt" officeooo:rsid="00cb48ac" style:font-size-asian="10pt" style:font-size-complex="10pt"/>
    </style:style>
    <style:style style:name="T276" style:family="text">
      <style:text-properties style:font-name="Liberation Sans" officeooo:rsid="00aa205c"/>
    </style:style>
    <style:style style:name="T277" style:family="text">
      <style:text-properties style:font-name="Liberation Sans" officeooo:rsid="00cb48ac"/>
    </style:style>
    <style:style style:name="T278" style:family="text">
      <style:text-properties officeooo:rsid="00388c22"/>
    </style:style>
    <style:style style:name="T279" style:family="text">
      <style:text-properties officeooo:rsid="005b8500"/>
    </style:style>
    <style:style style:name="T280" style:family="text">
      <style:text-properties style:font-name="Liberation Mono1"/>
    </style:style>
    <style:style style:name="T281" style:family="text">
      <style:text-properties style:font-name="Liberation Mono1" fo:font-size="11pt" fo:language="es" fo:country="ES" style:font-size-asian="11pt" style:font-size-complex="11pt"/>
    </style:style>
    <style:style style:name="T282" style:family="text">
      <style:text-properties style:font-name="Liberation Mono1" fo:font-size="11pt" fo:language="es" fo:country="ES" officeooo:rsid="000562b9" style:font-size-asian="11pt" style:font-size-complex="11pt"/>
    </style:style>
    <style:style style:name="T283" style:family="text">
      <style:text-properties style:font-name="Liberation Mono1" fo:font-size="11pt" fo:language="es" fo:country="ES" officeooo:rsid="009fbdf6" style:font-name-asian="sans-serif" style:font-size-asian="11pt" style:font-name-complex="sans-serif" style:font-size-complex="11pt"/>
    </style:style>
    <style:style style:name="T284" style:family="text">
      <style:text-properties style:font-name="Liberation Mono1" fo:font-style="italic" style:font-style-asian="italic" style:font-style-complex="italic"/>
    </style:style>
    <style:style style:name="T285" style:family="text">
      <style:text-properties style:font-name="Liberation Mono1" officeooo:rsid="009f266e"/>
    </style:style>
    <style:style style:name="T286" style:family="text">
      <style:text-properties officeooo:rsid="0090efbc"/>
    </style:style>
    <style:style style:name="T287" style:family="text">
      <style:text-properties officeooo:rsid="001d5abe"/>
    </style:style>
    <style:style style:name="T288" style:family="text">
      <style:text-properties officeooo:rsid="004b9dcb"/>
    </style:style>
    <style:style style:name="T289" style:family="text">
      <style:text-properties officeooo:rsid="0095498e"/>
    </style:style>
    <style:style style:name="T290" style:family="text">
      <style:text-properties officeooo:rsid="0096ee19"/>
    </style:style>
    <style:style style:name="T291" style:family="text">
      <style:text-properties officeooo:rsid="009f266e"/>
    </style:style>
    <style:style style:name="T292" style:family="text">
      <style:text-properties style:font-name="sans-serif" fo:font-size="11pt" fo:language="es" fo:country="ES" officeooo:rsid="000562b9" style:font-name-asian="sans-serif" style:font-size-asian="11pt" style:font-name-complex="sans-serif" style:font-size-complex="11pt"/>
    </style:style>
    <style:style style:name="T293" style:family="text">
      <style:text-properties style:font-name="sans-serif" fo:font-size="11pt" fo:language="es" fo:country="ES" officeooo:rsid="00a0a622" style:font-name-asian="sans-serif" style:font-size-asian="11pt" style:font-name-complex="sans-serif" style:font-size-complex="11pt"/>
    </style:style>
    <style:style style:name="T294" style:family="text">
      <style:text-properties style:font-name="sans-serif" fo:font-size="11pt" fo:language="es" fo:country="ES" officeooo:rsid="009fbdf6" style:font-name-asian="sans-serif" style:font-size-asian="11pt" style:font-name-complex="sans-serif" style:font-size-complex="11pt"/>
    </style:style>
    <style:style style:name="T295" style:family="text">
      <style:text-properties style:font-name="sans-serif" fo:font-size="11pt" fo:language="es" fo:country="ES" officeooo:rsid="00a1d060" style:font-name-asian="sans-serif" style:font-size-asian="11pt" style:font-name-complex="sans-serif" style:font-size-complex="11pt"/>
    </style:style>
    <style:style style:name="T296" style:family="text">
      <style:text-properties officeooo:rsid="00a0a622"/>
    </style:style>
    <style:style style:name="T297" style:family="text">
      <style:text-properties officeooo:rsid="00b8bd59"/>
    </style:style>
    <style:style style:name="T298" style:family="text">
      <style:text-properties officeooo:rsid="00c10297"/>
    </style:style>
    <style:style style:name="T299" style:family="text">
      <style:text-properties style:font-name="Liberation Sans" fo:font-size="11pt" style:font-size-asian="11pt" style:font-size-complex="11pt"/>
    </style:style>
    <style:style style:name="T300" style:family="text">
      <style:text-properties style:font-name="Liberation Sans" fo:font-size="11pt" fo:language="es" fo:country="ES" style:font-size-asian="11pt" style:font-size-complex="11pt"/>
    </style:style>
    <style:style style:name="T301" style:family="text">
      <style:text-properties style:font-name="Liberation Sans" fo:language="es" fo:country="ES"/>
    </style:style>
    <style:style style:name="T302" style:family="text">
      <style:text-properties fo:language="es" fo:country="E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able:table table:name="Table1" table:style-name="Table1">
        <table:table-column table:style-name="Table1.A"/>
        <table:table-column table:style-name="Table1.B"/>
        <table:table-row table:style-name="TableLine105553179858432">
          <table:table-cell table:style-name="Table1.A1" office:value-type="string">
            <text:p text:style-name="P57"><text:span text:style-name="T280">timezones</text:span> {<text:span text:style-name="T284">base</text:span>}</text:p>
          </table:table-cell>
          <table:table-cell table:style-name="Table1.A1" office:value-type="string">
            <text:p text:style-name="P58">Documentación de R</text:p>
          </table:table-cell>
        </table:table-row>
      </table:table>
      <text:h text:style-name="P4" text:outline-level="2"><text:bookmark-start text:name="__RefHeading___Toc3732_3090443762"/>Husos horarios<text:bookmark-end text:name="__RefHeading___Toc3732_3090443762"/></text:h>
      <text:h text:style-name="P51" text:outline-level="2"><text:bookmark-start text:name="__RefHeading___Toc3734_3090443762"/><text:span text:style-name="T289">1. </text:span>Descripción<text:bookmark-end text:name="__RefHeading___Toc3734_3090443762"/></text:h>
      <text:p text:style-name="P5"><text:span text:style-name="T142">Funciones con i</text:span><text:span text:style-name="T135">nformación </text:span><text:span text:style-name="T136">acerca de</text:span><text:span text:style-name="T135"> los husos horarios en </text:span><text:span text:style-name="T222">R</text:span><text:span text:style-name="T135">. </text:span><text:span text:style-name="T209">Sys.timezone</text:span><text:span text:style-name="T210">()</text:span><text:span text:style-name="T135"> devuelve el nombre del huso horario actual </text:span><text:span text:style-name="T143">y OlsonNames() devuelve la lista de los nombres de los husos horarios disponibles.<text:tab/></text:span></text:p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5">Índice</text:p>
          </text:index-title>
          <text:p text:style-name="P68"><text:a xlink:type="simple" xlink:href="#__RefHeading___Toc3732_3090443762" text:style-name="Index_20_Link" text:visited-style-name="Index_20_Link"><text:span text:style-name="T271">Husos horarios<text:tab/>1</text:span></text:a></text:p>
          <text:p text:style-name="P68"><text:a xlink:type="simple" xlink:href="#__RefHeading___Toc3734_3090443762" text:style-name="Index_20_Link" text:visited-style-name="Index_20_Link"><text:span text:style-name="T271">1. Descripción<text:tab/>1</text:span></text:a></text:p>
          <text:p text:style-name="P68"><text:a xlink:type="simple" xlink:href="#__RefHeading___Toc3736_3090443762" text:style-name="Index_20_Link" text:visited-style-name="Index_20_Link"><text:span text:style-name="T271">2. Utilización<text:tab/>1</text:span></text:a></text:p>
          <text:p text:style-name="P68"><text:a xlink:type="simple" xlink:href="#__RefHeading___Toc3738_3090443762" text:style-name="Index_20_Link" text:visited-style-name="Index_20_Link"><text:span text:style-name="T271">3. Argumentos<text:tab/>1</text:span></text:a></text:p>
          <text:p text:style-name="P68"><text:a xlink:type="simple" xlink:href="#__RefHeading___Toc3740_3090443762" text:style-name="Index_20_Link" text:visited-style-name="Index_20_Link"><text:span text:style-name="T271">4. Detalles<text:tab/>1</text:span></text:a></text:p>
          <text:p text:style-name="P68"><text:a xlink:type="simple" xlink:href="#__RefHeading___Toc3742_3090443762" text:style-name="Index_20_Link" text:visited-style-name="Index_20_Link"><text:span text:style-name="T271">5. Valor devuelto<text:tab/>3</text:span></text:a></text:p>
          <text:p text:style-name="P68"><text:a xlink:type="simple" xlink:href="#__RefHeading___Toc3744_3090443762" text:style-name="Index_20_Link" text:visited-style-name="Index_20_Link"><text:span text:style-name="T271">6. Las denominaciones de los husos horarios<text:tab/>3</text:span></text:a></text:p>
          <text:p text:style-name="P68"><text:a xlink:type="simple" xlink:href="#__RefHeading___Toc3746_3090443762" text:style-name="Index_20_Link" text:visited-style-name="Index_20_Link"><text:span text:style-name="T271">7. Advertencia<text:tab/>4</text:span></text:a></text:p>
          <text:p text:style-name="P68"><text:a xlink:type="simple" xlink:href="#__RefHeading___Toc3748_3090443762" text:style-name="Index_20_Link" text:visited-style-name="Index_20_Link"><text:span text:style-name="T271">8. Cómo encontrar el uso horario del sistema<text:tab/>5</text:span></text:a></text:p>
          <text:p text:style-name="P68"><text:a xlink:type="simple" xlink:href="#__RefHeading___Toc3750_3090443762" text:style-name="Index_20_Link" text:visited-style-name="Index_20_Link"><text:span text:style-name="T271">9. Nota<text:tab/>5</text:span></text:a></text:p>
          <text:p text:style-name="P68"><text:a xlink:type="simple" xlink:href="#__RefHeading___Toc3752_3090443762" text:style-name="Index_20_Link" text:visited-style-name="Index_20_Link"><text:span text:style-name="T271">10. Véase también<text:tab/>6</text:span></text:a></text:p>
          <text:p text:style-name="P68"><text:a xlink:type="simple" xlink:href="#__RefHeading___Toc3754_3090443762" text:style-name="Index_20_Link" text:visited-style-name="Index_20_Link"><text:span text:style-name="T271">11. </text:span></text:a><text:a xlink:type="simple" xlink:href="#__RefHeading___Toc3754_3090443762" text:style-name="Index_20_Link" text:visited-style-name="Index_20_Link"><text:span text:style-name="T271">E</text:span></text:a><text:a xlink:type="simple" xlink:href="#__RefHeading___Toc3754_3090443762" text:style-name="Index_20_Link" text:visited-style-name="Index_20_Link"><text:span text:style-name="T271">jemplos</text:span></text:a><text:a xlink:type="simple" xlink:href="#__RefHeading___Toc3754_3090443762" text:style-name="Index_20_Link" text:visited-style-name="Index_20_Link"><text:span text:style-name="T271"><text:tab/>6</text:span></text:a></text:p>
        </text:index-body>
      </text:table-of-content>
      <text:h text:style-name="P51" text:outline-level="2"/>
      <text:h text:style-name="P51" text:outline-level="2"><text:bookmark-start text:name="__RefHeading___Toc3736_3090443762"/><text:span text:style-name="T289">2. </text:span>Utilización<text:bookmark-end text:name="__RefHeading___Toc3736_3090443762"/></text:h>
      <text:p text:style-name="P2">Sys.timezone(location = TRUE)</text:p>
      <text:p text:style-name="P45">OlsonNames(tzdir = NULL)</text:p>
      <text:h text:style-name="P52" text:outline-level="2"/>
      <text:h text:style-name="P52" text:outline-level="2"><text:bookmark-start text:name="__RefHeading___Toc3738_3090443762"/>3. Argumentos<text:bookmark-end text:name="__RefHeading___Toc3738_3090443762"/></text:h>
      <text:p text:style-name="P66">Tabla. Funciones y tipo de valores de los argumentos que recibe<text:span text:style-name="T298">(n)</text:span> la<text:span text:style-name="T298">(s)</text:span> función<text:span text:style-name="T298">(es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05553179853568">
          <table:table-cell table:style-name="Table2.A1" office:value-type="string">
            <text:p text:style-name="P60">Nombre</text:p>
          </table:table-cell>
          <table:table-cell table:style-name="Table2.A1" office:value-type="string">
            <text:p text:style-name="P60">Tipo</text:p>
          </table:table-cell>
          <table:table-cell table:style-name="Table2.A1" office:value-type="string">
            <text:p text:style-name="P61">Propósito</text:p>
          </table:table-cell>
        </table:table-row>
        <table:table-row table:style-name="TableLine105553179747072">
          <table:table-cell table:style-name="Table2.A2" office:value-type="string">
            <text:p text:style-name="P62"><text:span text:style-name="Source_20_Text"><text:span text:style-name="T282">l</text:span></text:span><text:span text:style-name="Source_20_Text"><text:span text:style-name="T281">ocation</text:span></text:span></text:p>
            <text:p text:style-name="P63"><text:span text:style-name="Source_20_Text"><text:span text:style-name="T2">ubicación</text:span></text:span></text:p>
          </table:table-cell>
          <table:table-cell table:style-name="Table2.A2" office:value-type="string">
            <text:p text:style-name="P74"><text:span text:style-name="T296">Un v</text:span><text:span text:style-name="T291">alor </text:span>lógico</text:p>
          </table:table-cell>
          <table:table-cell table:style-name="Table2.C2" office:value-type="string">
            <text:p text:style-name="P59"><text:span text:style-name="T291">E</text:span>n desuso: ignorado <text:span text:style-name="T291">y</text:span> con una advertencia para <text:span text:style-name="T291">un valor falso</text:span> <text:span text:style-name="T291">(</text:span><text:span text:style-name="T285">FALSE</text:span><text:span text:style-name="T291">).</text:span></text:p>
          </table:table-cell>
        </table:table-row>
        <table:table-row table:style-name="TableLine105553179745024">
          <table:table-cell table:style-name="Table2.A3" office:value-type="string">
            <text:p text:style-name="P62"><text:span text:style-name="Source_20_Text"><text:span text:style-name="T281">tzdir</text:span></text:span></text:p>
            <text:p text:style-name="P63"><text:span text:style-name="Source_20_Text"><text:span text:style-name="T2">dir</text:span></text:span><text:span text:style-name="Source_20_Text"><text:span text:style-name="T3">ectorio.</text:span></text:span><text:span text:style-name="Source_20_Text"><text:span text:style-name="T4">h</text:span></text:span><text:span text:style-name="Source_20_Text"><text:span text:style-name="T3">usos</text:span></text:span></text:p>
          </table:table-cell>
          <table:table-cell table:style-name="Table2.A3" office:value-type="string">
            <text:p text:style-name="P73"><text:span text:style-name="T293">Un valor</text:span><text:span text:style-name="T294"> </text:span><text:span text:style-name="T293">nulo</text:span><text:span text:style-name="T294"> o </text:span><text:span text:style-name="T293">un </text:span><text:span text:style-name="T294">valor de tipo carácter. </text:span></text:p>
          </table:table-cell>
          <table:table-cell table:style-name="Table2.A3" office:value-type="string">
            <text:p text:style-name="P64"><text:span text:style-name="T294">E</text:span><text:span text:style-name="T292">l valor por omisión </text:span><text:span text:style-name="T294">es el valor nulo (</text:span><text:span text:style-name="T283">NULL</text:span><text:span text:style-name="T294">), que desencadena un proceso interno para </text:span><text:span text:style-name="T293">buscar</text:span><text:span text:style-name="T292"> </text:span><text:span text:style-name="T295">la</text:span><text:span text:style-name="T292"> ubicació</text:span><text:span text:style-name="T293">n de </text:span><text:span text:style-name="T295">alguna</text:span><text:span text:style-name="T293"> base de datos de usos horarios</text:span><text:span text:style-name="T292">.</text:span><text:span text:style-name="T294"> </text:span><text:span text:style-name="T295">También puede usarse para señalar</text:span><text:span text:style-name="T294"> la ruta de</text:span><text:span text:style-name="T295">l archivo de</text:span><text:span text:style-name="T294"> la </text:span><text:span text:style-name="T292">base de datos de los husos horario</text:span><text:span text:style-name="T294">s</text:span><text:span text:style-name="T292"> que será utilizada. </text:span></text:p>
          </table:table-cell>
        </table:table-row>
      </table:table>
      <text:h text:style-name="P51" text:outline-level="2"/>
      <text:h text:style-name="P51" text:outline-level="2"><text:bookmark-start text:name="__RefHeading___Toc3740_3090443762"/><text:span text:style-name="T289">4. </text:span>Detalles<text:bookmark-end text:name="__RefHeading___Toc3740_3090443762"/></text:h>
      <text:p text:style-name="P7"><text:span text:style-name="T77">Los husos horario</text:span><text:span text:style-name="T78">s</text:span><text:span text:style-name="T77"> son un tema </text:span><text:span text:style-name="T114">propio</text:span><text:span text:style-name="T77"> </text:span><text:span text:style-name="T79">del</text:span><text:span text:style-name="T77"> sistema operativo, pero en la actualidad casi la mayoría de las plataformas de </text:span><text:span text:style-name="T213">R</text:span><text:span text:style-name="T77"> utilizan un código base similar, u</text:span><text:span text:style-name="T79">tilizado</text:span><text:span text:style-name="T77"> por Linux, macOS, Solaris, AIX y FreeBDS, e instalado con </text:span><text:span text:style-name="T213">R</text:span><text:span text:style-name="T77"> en Windows. Desafortunadamente, </text:span><text:span text:style-name="T80">todavía</text:span><text:span text:style-name="T77"> hay</text:span><text:span text:style-name="T80"> </text:span><text:span text:style-name="T77">muchos errores </text:span><text:span text:style-name="T81">en las implementaciones </text:span><text:span text:style-name="T82">específicas</text:span><text:span text:style-name="T81"> </text:span><text:span text:style-name="T83">a</text:span><text:span text:style-name="T81"> cada</text:span><text:span text:style-name="T77"> sistema operativo. Es posible utilizar las versiones </text:span><text:span text:style-name="T83">del código fuente</text:span><text:span text:style-name="T77"> de </text:span><text:span text:style-name="T213">R</text:span><text:span text:style-name="T77"> en sistemas basados en Unix así como en Windows. </text:span><text:span text:style-name="T80">E</text:span><text:span text:style-name="T77">sta es la opción </text:span><text:span text:style-name="T83">predeterminada</text:span><text:span text:style-name="T77"> en macOS y la recomendada para Solaris.</text:span></text:p>
      <text:p text:style-name="P37"><text:soft-page-break/></text:p>
      <text:p text:style-name="P8"><text:span text:style-name="T77">Deberí</text:span><text:span text:style-name="T114">a</text:span><text:span text:style-name="T77"> ser posible </text:span><text:span text:style-name="T88">establecer</text:span><text:span text:style-name="T77"> </text:span><text:span text:style-name="T114">el</text:span><text:span text:style-name="T77"> huso horario actual por medio de la variable de entorno </text:span><text:span text:style-name="T190">TZ.</text:span><text:span text:style-name="T175"> </text:span><text:span text:style-name="T184">P</text:span><text:span text:style-name="T176">ara </text:span><text:span text:style-name="T184">hacerlo,</text:span><text:span text:style-name="T177"> así como </text:span><text:span text:style-name="T85">para conocer los valores disponibles,</text:span><text:span text:style-name="T77"> véase </text:span><text:span text:style-name="T84">más adelante</text:span><text:span text:style-name="T77"> la sección </text:span><text:span text:style-name="T89">sobre l</text:span><text:span text:style-name="T187">as denominaciones</text:span><text:span text:style-name="T188"> de los husos horarios</text:span><text:span text:style-name="T85">. </text:span><text:span text:style-name="T114">La función</text:span><text:span text:style-name="T85"> </text:span><text:span text:style-name="T190">Sys.timezone()</text:span><text:span text:style-name="T85"> devolverá el valor de </text:span><text:span text:style-name="T190">TZ</text:span><text:span text:style-name="T85"> si </text:span><text:span text:style-name="T114">ha sido</text:span><text:span text:style-name="T85"> </text:span><text:span text:style-name="T86">establecido</text:span><text:span text:style-name="T85"> inicialmente (y </text:span><text:span text:style-name="T86">este </text:span><text:span text:style-name="T85">siempre es </text:span><text:span text:style-name="T86">establecido </text:span><text:span text:style-name="T85">en algunos sistemas operativos), de lo contrario </text:span><text:span text:style-name="T214">R</text:span><text:span text:style-name="T85"> tratará de recuperar </text:span><text:span text:style-name="T86">del</text:span><text:span text:style-name="T85"> sistema operativo </text:span><text:span text:style-name="T86">un valor</text:span><text:span text:style-name="T85"> que, de s</text:span><text:span text:style-name="T78">er</text:span><text:span text:style-name="T85"> </text:span><text:span text:style-name="T86">establecido</text:span><text:span text:style-name="T85"> para </text:span><text:span text:style-name="T190">TZ</text:span><text:span text:style-name="T85">, daría el huso horario inicial. ‘Inicialmente’</text:span><text:span text:style-name="T37"> </text:span><text:span text:style-name="T85">significa “antes de que cualquier función de huso horario sea utilizada”. </text:span><text:span text:style-name="T37">S</text:span><text:span text:style-name="T85">i </text:span><text:span text:style-name="T190">TZ</text:span><text:span text:style-name="T85"> se establece para invalidar la configuración del sistema operativo o si el ‘intento’ no lo </text:span><text:span text:style-name="T87">logra</text:span><text:span text:style-name="T85"> correctamente, deberá establecerse antes de com</text:span><text:span text:style-name="T37">enzar </text:span><text:span text:style-name="T90">los procesos </text:span><text:span text:style-name="T114">de</text:span><text:span text:style-name="T37"> </text:span><text:span text:style-name="T220">R</text:span><text:span text:style-name="T85"> o, </text:span><text:span text:style-name="T37">probablemente </text:span><text:span text:style-name="T85">de manera m</text:span><text:span text:style-name="T37">á</text:span><text:span text:style-name="T90">s</text:span><text:span text:style-name="T85"> oportuna</text:span><text:span text:style-name="T37">,</text:span><text:span text:style-name="T85"> en el archivo </text:span><text:span text:style-name="T114">de arranque</text:span><text:span text:style-name="T85"> </text:span><text:span text:style-name="T235">.Rprofile</text:span><text:span text:style-name="T230">.</text:span></text:p>
      <text:p text:style-name="P40"/>
      <text:p text:style-name="P9"><text:span text:style-name="T39">Si </text:span><text:span text:style-name="T91">se establece </text:span><text:span text:style-name="T114">el valor de</text:span><text:span text:style-name="T39"> </text:span><text:span text:style-name="T191">TZ</text:span><text:span text:style-name="T39"> pero </text:span><text:span text:style-name="T91">es in</text:span><text:span text:style-name="T39">válid</text:span><text:span text:style-name="T114">o</text:span><text:span text:style-name="T39">, la mayoría de las plataformas usarán por omisión </text:span><text:span text:style-name="T102">a</text:span><text:span text:style-name="T39">l Tiempo Universal Coordinado (</text:span><text:span text:style-name="T37">o </text:span><text:span text:style-name="T39">UTC, </text:span><text:span text:style-name="T37">por la combinación de siglas en inglés y francés</text:span><text:span text:style-name="T39">), </text:span><text:span text:style-name="T40">es decir, </text:span><text:span text:style-name="T39">el huso horario conocido coloquialmente como del </text:span><text:span text:style-name="T41">m</text:span><text:span text:style-name="T39">eridiano de Greenwich </text:span><text:span text:style-name="T41">(</text:span><text:span text:style-name="T37">H</text:span><text:span text:style-name="T39">ora </text:span><text:span text:style-name="T37">M</text:span><text:span text:style-name="T39">edia de Greenwich </text:span><text:span text:style-name="T37">o </text:span><text:span text:style-name="T39">GMT, </text:span><text:span text:style-name="T37">por sus siglas en inglés</text:span><text:span text:style-name="T41">)</text:span><text:span text:style-name="T37">.</text:span><text:span text:style-name="T39"> </text:span><text:span text:style-name="T164">V</text:span><text:span text:style-name="T165">éase </text:span><text:a xlink:type="simple" xlink:href="https://es.wikipedia.org/wiki/Hora_media_de_Greenwich" text:style-name="Internet_20_link" text:visited-style-name="Visited_20_Internet_20_Link"><text:span text:style-name="T267">https://es.wikipedia.org/wiki/Hora_media_de_Greenwich</text:span></text:a><text:span text:style-name="T165">. </text:span><text:span text:style-name="T39">Algunas plataformas</text:span><text:span text:style-name="T115"> podrían desplegar</text:span><text:span text:style-name="T39"> una advertencia para valores </text:span><text:span text:style-name="T91">in</text:span><text:span text:style-name="T39">válidos. Si </text:span><text:span text:style-name="T191">TZ </text:span><text:span text:style-name="T115">permanece</text:span><text:span text:style-name="T39"> si</text:span><text:span text:style-name="T115">n</text:span><text:span text:style-name="T39"> </text:span><text:span text:style-name="T115">ser</text:span><text:span text:style-name="T39"> establec</text:span><text:span text:style-name="T115">ida</text:span><text:span text:style-name="T39"> o vací</text:span><text:span text:style-name="T92">a</text:span><text:span text:style-name="T39"> </text:span><text:span text:style-name="T92">se utilizará </text:span><text:span text:style-name="T39">el huso horario del </text:span><text:span text:style-name="T133">sistema</text:span><text:span text:style-name="T39"> </text:span><text:span text:style-name="T211">–</text:span><text:span text:style-name="T41">es decir, </text:span><text:span text:style-name="T39">el devuelto por </text:span><text:span text:style-name="T191">Sys.timezone</text:span><text:span text:style-name="T200">()</text:span><text:span text:style-name="T165">.</text:span></text:p>
      <text:p text:style-name="P38"/>
      <text:p text:style-name="P10"><text:span text:style-name="T165">Los </text:span><text:span text:style-name="T182">h</text:span><text:span text:style-name="T165">usos horarios no </text:span><text:span text:style-name="T166">se comenzaron a u</text:span><text:span text:style-name="T164">tilizar</text:span><text:span text:style-name="T166"> </text:span><text:span text:style-name="T165">sino hasta la segunda mitad del siglo XIX, y no fueron adoptados </text:span><text:span text:style-name="T185">de manera más amplia</text:span><text:span text:style-name="T165"> sino hasta el </text:span><text:span text:style-name="T180">siglo</text:span><text:span text:style-name="T165"> XX. Asimismo, el h</text:span><text:span text:style-name="T164">orario</text:span><text:span text:style-name="T167"> </text:span><text:span text:style-name="T174">de verano</text:span><text:span text:style-name="T165"> (</text:span><text:span text:style-name="T166">DST </text:span><text:span text:style-name="T164">por </text:span><text:span text:style-name="T174">las</text:span><text:span text:style-name="T164"> siglas en inglés</text:span><text:span text:style-name="T166"> </text:span><text:span text:style-name="T174">para ‘</text:span><text:span text:style-name="T186">H</text:span><text:span text:style-name="T174">orario</text:span><text:span text:style-name="T167"> </text:span><text:span text:style-name="T174">de</text:span><text:span text:style-name="T165"> </text:span><text:span text:style-name="T186">A</text:span><text:span text:style-name="T165">horro </text:span><text:span text:style-name="T186">D</text:span><text:span text:style-name="T174">iurno’</text:span><text:span text:style-name="T166">) fue introducido por primera vez a principios del siglo XX, </text:span><text:span text:style-name="T173">y </text:span><text:span text:style-name="T180">no fue adoptado</text:span><text:span text:style-name="T166"> </text:span><text:span text:style-name="T172">de manera más extendida </text:span><text:span text:style-name="T180">sino</text:span><text:span text:style-name="T172"> a partir de</text:span><text:span text:style-name="T166"> 1916. En los últimos 100 años diversas ubicaciones han cambiado su afiliación </text:span><text:span text:style-name="T174">a</text:span><text:span text:style-name="T166"> los principales husos horarios, han dejado (o </text:span><text:span text:style-name="T180">re</text:span><text:span text:style-name="T166">adoptado) el horario de verano en </text:span><text:span text:style-name="T174">diversos</text:span><text:span text:style-name="T166"> años,</text:span><text:span text:style-name="T168"> </text:span><text:span text:style-name="T166">han adoptado </text:span><text:span text:style-name="T186">sólo</text:span><text:span text:style-name="T166"> </text:span><text:span text:style-name="T181">hasta recientemente</text:span><text:span text:style-name="T168"> </text:span><text:span text:style-name="T166">las reglas de</text:span><text:span text:style-name="T181">l</text:span><text:span text:style-name="T166"> cambio </text:span><text:span text:style-name="T168">al </text:span><text:span text:style-name="T166">horario de verano, </text:span><text:span text:style-name="T168">o simplemente nunca lo </text:span><text:span text:style-name="T174">han hecho</text:span><text:span text:style-name="T168">. </text:span><text:span text:style-name="T174">Por ejemplo,</text:span><text:span text:style-name="T168"> </text:span><text:span text:style-name="T174">e</text:span><text:span text:style-name="T168">l Reino Unido experimentó con el horario de verano sólo a lo largo de 1971.</text:span></text:p>
      <text:p text:style-name="P39"/>
      <text:p text:style-name="P11"><text:span text:style-name="T93">Una implementación </text:span><text:span text:style-name="T94">algo común </text:span><text:span text:style-name="T93">de </text:span><text:span text:style-name="T98">la función</text:span><text:span text:style-name="T93"> </text:span><text:span text:style-name="T236">POSIXct</text:span><text:span text:style-name="T237">()</text:span><text:span text:style-name="T93"> </text:span><text:span text:style-name="T103">para sistemas operativos </text:span><text:span text:style-name="T98">está basada en</text:span><text:span text:style-name="T95"> </text:span><text:span text:style-name="T93">enteros </text:span><text:span text:style-name="T103">con signo</text:span><text:span text:style-name="T95"> de</text:span><text:span text:style-name="T93"> 32 bits y, por lo tanto, </text:span><text:span text:style-name="T116">yendo</text:span><text:span text:style-name="T93"> hacia atrás </text:span><text:span text:style-name="T116">en el tiempo</text:span><text:span text:style-name="T93"> sólo </text:span><text:span text:style-name="T116">es posible</text:span><text:span text:style-name="T93"> llega</text:span><text:span text:style-name="T116">r</text:span><text:span text:style-name="T93"> hasta </text:span><text:span text:style-name="T104">el final</text:span><text:span text:style-name="T93"> de 1901. </text:span><text:span text:style-name="T94">E</text:span><text:span text:style-name="T93">n e</text:span><text:span text:style-name="T94">stos</text:span><text:span text:style-name="T93"> sistemas </text:span><text:span text:style-name="T215">R</text:span><text:span text:style-name="T93"> asum</text:span><text:span text:style-name="T104">irá</text:span><text:span text:style-name="T93"> que las fechas previas a es</text:span><text:span text:style-name="T94">e año</text:span><text:span text:style-name="T93"> est</text:span><text:span text:style-name="T96">á</text:span><text:span text:style-name="T104">n</text:span><text:span text:style-name="T93"> en </text:span><text:span text:style-name="T97">los</text:span><text:span text:style-name="T93"> mismo</text:span><text:span text:style-name="T97">s</text:span><text:span text:style-name="T93"> huso</text:span><text:span text:style-name="T97">s</text:span><text:span text:style-name="T93"> horario</text:span><text:span text:style-name="T104">s</text:span><text:span text:style-name="T93"> </text:span><text:span text:style-name="T97">que los </text:span><text:span text:style-name="T104">vigentes para</text:span><text:span text:style-name="T93"> 1902.</text:span><text:span text:style-name="T93"><text:note text:id="ftn1" text:note-class="footnote"><text:note-citation>1</text:note-citation><text:note-body><text:p text:style-name="P1"><text:span text:style-name="T272">. Es decir, </text:span><text:span text:style-name="T277">se </text:span><text:span text:style-name="T276">aplicará </text:span><text:span text:style-name="T273">a </text:span><text:span text:style-name="T274">toda fecha anterior a 1901 </text:span><text:span text:style-name="T273">los husos horario</text:span><text:span text:style-name="T274">s</text:span><text:span text:style-name="T273"> </text:span><text:span text:style-name="T275">vigentes </text:span><text:span text:style-name="T273">de </text:span><text:span text:style-name="T274">1902.</text:span></text:p></text:note-body></text:note></text:span><text:span text:style-name="T93"> </text:span><text:span text:style-name="T96">P</text:span><text:span text:style-name="T93">ara 1902, </text:span><text:span text:style-name="T96">l</text:span><text:span text:style-name="T93">a mayor </text:span><text:span text:style-name="T94">parte</text:span><text:span text:style-name="T93"> del mundo no había adoptado los husos horarios por lo que </text:span><text:span text:style-name="T97">los países utilizaban</text:span><text:span text:style-name="T93"> el </text:span><text:span text:style-name="T117">T</text:span><text:span text:style-name="T42">iempo </text:span><text:span text:style-name="T117">S</text:span><text:span text:style-name="T42">olar </text:span><text:span text:style-name="T117">M</text:span><text:span text:style-name="T42">edio basado en la longitud. </text:span><text:span text:style-name="T97">Sin embargo, </text:span><text:span text:style-name="T105">si se trabaja con fechas alrededor de este período, debe considerarse que </text:span><text:span text:style-name="T117">previo a 1902</text:span><text:span text:style-name="T42"> ya </text:span><text:span text:style-name="T105">existían</text:span><text:span text:style-name="T42"> cambios de huso horario</text:span><text:span text:style-name="T97"> </text:span><text:span text:style-name="T42">para unas cuantas ubicaciones. </text:span><text:span text:style-name="T97">Actualmente, l</text:span><text:span text:style-name="T42">a</text:span><text:span text:style-name="T96">s</text:span><text:span text:style-name="T42"> i</text:span><text:span text:style-name="T96">mplementaciones</text:span><text:span text:style-name="T42"> de </text:span><text:span text:style-name="T96">sistemas operativos de </text:span><text:span text:style-name="T42">64 bits se están volviendo </text:span><text:span text:style-name="T97">cada vez</text:span><text:span text:style-name="T42"> más comunes. </text:span><text:span text:style-name="T106">Esto permite trabajar con un rango de fechas más amplio</text:span><text:span text:style-name="T42"> </text:span><text:span text:style-name="T96">pero,</text:span><text:span text:style-name="T42"> desafortunadamente, en algunos </text:span><text:span text:style-name="T96">casos</text:span><text:span text:style-name="T42"> (notoriamente p</text:span><text:span text:style-name="T96">ara</text:span><text:span text:style-name="T42"> macOS) la </text:span><text:span text:style-name="T96">información de la</text:span><text:span text:style-name="T42"> base de datos es</text:span><text:span text:style-name="T96">tá</text:span><text:span text:style-name="T42"> </text:span><text:span text:style-name="T96">todavía</text:span><text:span text:style-name="T42"> </text:span><text:span text:style-name="T96">en</text:span><text:span text:style-name="T42"> 32 bits por lo que el rango </text:span><text:span text:style-name="T96">de </text:span><text:span text:style-name="T97">fechas de</text:span><text:span text:style-name="T96"> </text:span><text:span text:style-name="T42">1901 </text:span><text:span text:style-name="T96">a </text:span><text:span text:style-name="T42">2038 es el único disponible, y </text:span><text:span text:style-name="T96">solo</text:span><text:span text:style-name="T42"> de manera incompleta para los </text:span><text:span text:style-name="T117">años más recientes</text:span><text:span text:style-name="T96">.</text:span></text:p>
      <text:p text:style-name="P31"/>
      <text:p text:style-name="P92"><text:span text:style-name="T42">A partir de </text:span><text:span text:style-name="T216">R</text:span><text:span text:style-name="T192"> </text:span><text:span text:style-name="T178">3.5.0</text:span><text:span text:style-name="T42">, </text:span><text:span text:style-name="T107">el valor</text:span><text:span text:style-name="T108"> de</text:span><text:span text:style-name="T111">l</text:span><text:span text:style-name="T42"> huso horario </text:span><text:span text:style-name="T110">actual</text:span><text:span text:style-name="T42"> es almacenado en el objeto </text:span><text:span text:style-name="T192">.sys.timezone</text:span><text:span text:style-name="T178"> </text:span><text:span text:style-name="T183">d</text:span><text:span text:style-name="T178">el entorno base, </text:span><text:span text:style-name="T42">cuando </text:span><text:span text:style-name="T109">este </text:span><text:span text:style-name="T118">sea</text:span><text:span text:style-name="T111"> encontrado</text:span><text:span text:style-name="T96"> </text:span><text:span text:style-name="T108">por primera vez </text:span><text:span text:style-name="T42">en </text:span><text:span text:style-name="T111">la</text:span><text:span text:style-name="T42"> sesión.</text:span></text:p>
      <text:h text:style-name="P51" text:outline-level="2"><text:soft-page-break/></text:h>
      <text:h text:style-name="P51" text:outline-level="2"><text:bookmark-start text:name="__RefHeading___Toc3742_3090443762"/><text:span text:style-name="T289">5. </text:span>Valor <text:span text:style-name="T290">devuelto</text:span><text:bookmark-end text:name="__RefHeading___Toc3742_3090443762"/></text:h>
      <text:p text:style-name="P12"><text:span text:style-name="T192">Sys.timezone</text:span><text:span text:style-name="T193">()</text:span><text:span text:style-name="T42"> dev</text:span><text:span text:style-name="T112">olverá</text:span><text:span text:style-name="T42"> una cadena </text:span><text:span text:style-name="T66">de texto </text:span><text:span text:style-name="T42">específica </text:span><text:span text:style-name="T112">al </text:span><text:span text:style-name="T42">sistema operativo, posiblemente </text:span><text:span text:style-name="T67">un valor no disponible</text:span><text:span text:style-name="T42"> </text:span><text:span text:style-name="T201">(</text:span><text:span text:style-name="T192">NA</text:span><text:span text:style-name="T201">)</text:span><text:span text:style-name="T42"> o una cadena vacía (lo que en algunos sistemas operativos </text:span><text:span text:style-name="T113">significa</text:span><text:span text:style-name="T67"> que se está en el </text:span><text:span text:style-name="T113">huso horario</text:span><text:span text:style-name="T42"> </text:span><text:span text:style-name="T178">UTC</text:span><text:span text:style-name="T42">). Esta será una ubicación tal como </text:span><text:span text:style-name="T192">"Europe/London"</text:span><text:span text:style-name="T42"> si pud</text:span><text:span text:style-name="T66">i</text:span><text:span text:style-name="T42">e</text:span><text:span text:style-name="T66">ra</text:span><text:span text:style-name="T42"> d</text:span><text:span text:style-name="T66">istinguirse</text:span><text:span text:style-name="T42"> alguna.</text:span></text:p>
      <text:p text:style-name="P32"/>
      <text:p text:style-name="P25"><text:span text:style-name="T16">Una región de huso horario puede ser conocida </text:span><text:span text:style-name="T33">con</text:span><text:span text:style-name="T16"> nombres di</text:span><text:span text:style-name="T35">versos</text:span><text:span text:style-name="T16">. </text:span><text:span text:style-name="T34">P</text:span><text:span text:style-name="T16">or ejemplo, </text:span><text:span text:style-name="T205">"Europe/London" </text:span><text:span text:style-name="T16">también e</text:span><text:span text:style-name="T23">s conocida</text:span><text:span text:style-name="T16"> como </text:span><text:span text:style-name="T205">GB</text:span><text:span text:style-name="T16">, </text:span><text:span text:style-name="T205">GB-Eire</text:span><text:span text:style-name="T16">, </text:span><text:span text:style-name="T205">Europe/Belfast</text:span><text:span text:style-name="T16">, </text:span><text:span text:style-name="T205">Europe/Guernsey</text:span><text:span text:style-name="T16">, </text:span><text:span text:style-name="T205">Europe/Isle_of_Man</text:span><text:span text:style-name="T16"> y </text:span><text:span text:style-name="T205">Europe/Jersey</text:span><text:span text:style-name="T16">. Algunas cuantas regiones también son conocidas por </text:span><text:span text:style-name="T32">la</text:span><text:span text:style-name="T16"> abreviatura de su huso horario, por ejemplo, </text:span><text:span text:style-name="T205">PST8PDT</text:span><text:span text:style-name="T16"> es un alias para </text:span><text:span text:style-name="T205">America/Los_Angeles</text:span><text:span text:style-name="T16">.</text:span></text:p>
      <text:p text:style-name="P33"/>
      <text:p text:style-name="P30">La función <text:span text:style-name="T280">OlsonNames()</text:span> devuelve un vector de caracteres <text:span text:style-name="T279">con los diferentes nombres de los husos horario</text:span><text:span text:style-name="T297">s</text:span>, véa<text:span text:style-name="T278">n</text:span>se los ejemplos para los casos típicos. <text:span text:style-name="T297">La lista</text:span> <text:span text:style-name="T297">p</text:span>odría tener una “<text:span text:style-name="T278">V</text:span>ersión” <text:span text:style-name="T286">atribuida</text:span>, algo como <text:span text:style-name="T250">"</text:span><text:span text:style-name="T252">20</text:span><text:span text:style-name="T257">20</text:span><text:span text:style-name="T255">a</text:span><text:span text:style-name="T251">"</text:span>.</text:p>
      <text:h text:style-name="P51" text:outline-level="2"/>
      <text:h text:style-name="P51" text:outline-level="2"><text:bookmark-start text:name="__RefHeading___Toc3744_3090443762"/><text:span text:style-name="T289">6. </text:span>Las denominaciones de los husos horarios<text:bookmark-end text:name="__RefHeading___Toc3744_3090443762"/></text:h>
      <text:p text:style-name="P93"><text:span text:style-name="T300">La denominación </text:span><text:span text:style-name="Source_20_Text"><text:span text:style-name="T300">"</text:span></text:span><text:span text:style-name="T300">UTC</text:span><text:span text:style-name="Source_20_Text"><text:span text:style-name="T300">"</text:span></text:span><text:span text:style-name="T300"> y su sinónimo </text:span><text:span text:style-name="Source_20_Text"><text:span text:style-name="T300">"</text:span></text:span><text:span text:style-name="T300">GMT</text:span><text:span text:style-name="Source_20_Text"><text:span text:style-name="T300">"</text:span></text:span><text:span text:style-name="T300"> son aceptadas en todas las plataformas.</text:span></text:p>
      <text:p text:style-name="P65"><text:span text:style-name="T42"/></text:p>
      <text:p text:style-name="P65"><text:span text:style-name="T42">Cuando el sistema operativo describe </text:span><text:span text:style-name="T99">a</text:span><text:span text:style-name="T42"> </text:span><text:span text:style-name="T38">los</text:span><text:span text:style-name="T42"> husos horario válidos puede </text:span><text:span text:style-name="T43">ser poco claro. La ayuda para la función de </text:span><text:span text:style-name="T203">C</text:span><text:span text:style-name="T43"> </text:span><text:span text:style-name="T194">tzset</text:span><text:span text:style-name="T43"> puede ser de utilidad, pero también imprecisa. Hay una especificación </text:span><text:span text:style-name="T38">algo engorrosa</text:span><text:span text:style-name="T43"> de</text:span><text:span text:style-name="T38">l</text:span><text:span text:style-name="T43"> estándar POSIX listada bajo la variable de entorno </text:span><text:span text:style-name="T194">TZ</text:span><text:span text:style-name="T43"> en </text:span><text:a xlink:type="simple" xlink:href="http://pubs.opengroup.org/onlinepubs/9699919799/basedefs/V1_chap08.html#tag_08" text:style-name="Internet_20_link" text:visited-style-name="Visited_20_Internet_20_Link"><text:span text:style-name="T224">http://pubs.opengroup.org/onlinepubs/9699919799/basedefs/V1_chap08.html#tag_08</text:span></text:a><text:span text:style-name="T258">,</text:span><text:span text:style-name="T224"> </text:span><text:span text:style-name="T268">que a menudo es aceptada, </text:span><text:span text:style-name="T269">al menos</text:span><text:span text:style-name="T268"> parcialmente, pero hay maneras de especificar los husos horarios </text:span><text:span text:style-name="T269">que son </text:span><text:span text:style-name="T268">más amables con </text:span><text:span text:style-name="T270">les usuaries</text:span><text:span text:style-name="T268">.</text:span></text:p>
      <text:p text:style-name="P76"/>
      <text:p text:style-name="P13"><text:span text:style-name="T43">Casi todas las plataformas de </text:span><text:span text:style-name="T217">R</text:span><text:span text:style-name="T43"> hacen r</text:span><text:span text:style-name="T44">eferencia a</text:span><text:span text:style-name="T43"> la base de datos de husos horarios r</text:span><text:span text:style-name="T45">eunida</text:span><text:span text:style-name="T43"> originalmente por Arthur David Olson y manejada ahora por la </text:span><text:span text:style-name="T46">Autoridad de Números </text:span><text:span text:style-name="T44">Asignados </text:span><text:span text:style-name="T46">de Internet</text:span><text:span text:style-name="T43"> (o IA</text:span><text:span text:style-name="T46">NA</text:span><text:span text:style-name="T43">, por sus siglas en inglés), en la que la forma preferida para d</text:span><text:span text:style-name="T44">enominar</text:span><text:span text:style-name="T43"> a un huso horario es por una ubicación (</text:span><text:span text:style-name="T47">usualmente </text:span><text:span text:style-name="T43">una ciudad) dentro de una “región de huso horario” </text:span><text:span text:style-name="T46">(usualmente un continente o </text:span><text:span text:style-name="T44">un</text:span><text:span text:style-name="T46"> país)</text:span><text:span text:style-name="T43">, por ejemplo: </text:span><text:span text:style-name="T194">Europe/London</text:span><text:span text:style-name="T43">, </text:span><text:span text:style-name="T194">America/Los_Angeles</text:span><text:span text:style-name="T43">, </text:span><text:span text:style-name="T194">Pacific/Easter</text:span><text:span text:style-name="T43">. Algunas d</text:span><text:span text:style-name="T44">enominaciones</text:span><text:span text:style-name="T43"> tradicionales también están permitidas tales como </text:span><text:span text:style-name="T194">EST5ETD</text:span><text:span text:style-name="T43"> o </text:span><text:span text:style-name="T194">GB</text:span><text:span text:style-name="T43">. Tome en cuent</text:span><text:span text:style-name="T47">a</text:span><text:span text:style-name="T43"> que algun</text:span><text:span text:style-name="T47">a</text:span><text:span text:style-name="T43">s de es</text:span><text:span text:style-name="T47">tas referencias podrían no ser lo que</text:span><text:span text:style-name="T99"> </text:span><text:span text:style-name="T114">espera</text:span><text:span text:style-name="T47">. </text:span><text:span text:style-name="T44">Por ejemplo,</text:span><text:span text:style-name="T47"> </text:span><text:span text:style-name="T195">EST</text:span><text:span text:style-name="T47"> </text:span><text:span text:style-name="T44">corresponde a</text:span><text:span text:style-name="T47"> un huso horario </text:span><text:span text:style-name="T44">en particular</text:span><text:span text:style-name="T47"> util</text:span><text:span text:style-name="T68">i</text:span><text:span text:style-name="T47">zado en Canadá sin el horario de verano, y no </text:span><text:span text:style-name="T44">a</text:span><text:span text:style-name="T47">l </text:span><text:span text:style-name="T44">huso horario </text:span><text:span text:style-name="T195">EST5EDT</text:span><text:span text:style-name="T47"> ni </text:span><text:span text:style-name="T44">a</text:span><text:span text:style-name="T47"> la Hora Estándar del Este </text:span><text:span text:style-name="T44">de </text:span><text:span text:style-name="T47">Australia. La </text:span><text:span text:style-name="T48">denominación también </text:span><text:span text:style-name="T47">puede h</text:span><text:span text:style-name="T44">acerse, </text:span><text:span text:style-name="T119">opcionalmente,</text:span><text:span text:style-name="T131"> </text:span><text:span text:style-name="T44">preinsertando</text:span><text:span text:style-name="T47"> </text:span><text:span text:style-name="T49">dos puntos (</text:span><text:span text:style-name="T196">:</text:span><text:span text:style-name="T49">) a la ruta de un archivo que contenga </text:span><text:span text:style-name="T48">reunida</text:span><text:span text:style-name="T49"> la información </text:span><text:span text:style-name="T48">de l</text:span><text:span text:style-name="T68">os</text:span><text:span text:style-name="T48"> huso</text:span><text:span text:style-name="T68">s</text:span><text:span text:style-name="T48"> </text:span><text:span text:style-name="T100">horario</text:span><text:span text:style-name="T49"> (así como todos los ejemplos anteriores c</text:span><text:span text:style-name="T44">orresponden a</text:span><text:span text:style-name="T49"> archivos en una ubicación específica de</text:span><text:span text:style-name="T44">l</text:span><text:span text:style-name="T49"> sistema). Véase </text:span><text:a xlink:type="simple" xlink:href="https://data.iana.org/time-zones/tz-link.html" text:style-name="Internet_20_link" text:visited-style-name="Visited_20_Internet_20_Link"><text:span text:style-name="T225">https://data.iana.org/time-zones/tz-link.html</text:span></text:a><text:span text:style-name="T49"> para mayores detalles y referencias. Por convención, regiones </text:span><text:span text:style-name="T50">que </text:span><text:span text:style-name="T51">históricamente</text:span><text:span text:style-name="T49"> h</text:span><text:span text:style-name="T50">an tenido un</text:span><text:span text:style-name="T49"> huso horario único, </text:span><text:span text:style-name="T51">c</text:span><text:span text:style-name="T50">uentan con</text:span><text:span text:style-name="T51"> d</text:span><text:span text:style-name="T50">enominaciones</text:span><text:span text:style-name="T51"> específic</text:span><text:span text:style-name="T50">a</text:span><text:span text:style-name="T51">s en la base de datos desde 1970. Pero aquell</text:span><text:span text:style-name="T50">a</text:span><text:span text:style-name="T51">s </text:span><text:span text:style-name="T52">que </text:span><text:span text:style-name="T51">desde el principio </text:span><text:span text:style-name="T50">tuvieron</text:span><text:span text:style-name="T52"> un historial diferente</text:span><text:span text:style-name="T51"> podrían no tenerl</text:span><text:span text:style-name="T48">a</text:span><text:span text:style-name="T51">. Cada huso horario tiene una o dos abreviaturas </text:span><text:span text:style-name="T52">(la segunda para indicar el horario de verano) que se usan cuando se da formato a la hora.</text:span></text:p>
      <text:p text:style-name="P26"><text:soft-page-break/><text:span text:style-name="T17">Las abreviaturas utilizadas han cambiado a lo largo de los años. </text:span><text:span text:style-name="T27">P</text:span><text:span text:style-name="T17">or ejemplo, Francia utilizó </text:span><text:span text:style-name="T206">PMT</text:span><text:span text:style-name="T17"> (Hora Media de París </text:span><text:span text:style-name="T24">por sus siglas en inglés</text:span><text:span text:style-name="T17">) de 1891 a 1911, luego usó </text:span><text:span text:style-name="T206">WET/WEST</text:span><text:span text:style-name="T17"> hasta 1940 y </text:span><text:span text:style-name="T206">CET/CEST</text:span><text:span text:style-name="T17"> desde 1946. No obstante, en la mayoría de los husos horarios las abreviaturas han permanecido estables desde 1970. El estándar POSIX permite </text:span><text:span text:style-name="T24">solo </text:span><text:span text:style-name="T17">una o dos abreviaturas por huso horario, por lo que podrá ver </text:span><text:span text:style-name="T18">las actuales abreviaturas a</text:span><text:span text:style-name="T25">plicadas</text:span><text:span text:style-name="T18"> para épocas anteriores.</text:span></text:p>
      <text:p text:style-name="P14"><text:span text:style-name="T53">Para algunos husos horarios, las abreviaturas son del tipo </text:span><text:span text:style-name="T197">-03</text:span><text:span text:style-name="T53"> y </text:span><text:span text:style-name="T197">+0845</text:span><text:span text:style-name="T53">. </text:span><text:span text:style-name="T54">Es</text:span><text:span text:style-name="T53">to aplica cuando no hay una abreviatura oficial. Los valores negativos están detrás (o al oeste) del UTC, como para el operador de formato </text:span><text:span text:style-name="Source_20_Text"><text:span text:style-name="T197">"</text:span></text:span><text:span text:style-name="T197">%z</text:span><text:span text:style-name="Source_20_Text"><text:span text:style-name="T197">"</text:span></text:span><text:span text:style-name="T53"> de </text:span><text:span text:style-name="T197">strftime</text:span><text:span text:style-name="T53">.</text:span></text:p>
      <text:p text:style-name="P82"/>
      <text:p text:style-name="P13"><text:span text:style-name="T53">La función </text:span><text:span text:style-name="T197">OlsonNames</text:span><text:span text:style-name="T198">()</text:span><text:span text:style-name="T53"> devuelve l</text:span><text:span text:style-name="T55">as denominaciones </text:span><text:span text:style-name="T53">de los husos horarios conocidos para la base de datos Olson/IANA seleccionada actualmente. La ubicación de sistema <text:s/>específica en el sistema de archivos varía. </text:span><text:span text:style-name="T100">P</text:span><text:span text:style-name="T53">or ejemplo, </text:span><text:span text:style-name="T55">en </text:span><text:span text:style-name="T53">Linux, macOS </text:span><text:span text:style-name="T55">y </text:span><text:span text:style-name="T53">FreeBSD </text:span><text:span text:style-name="T100">podría ser</text:span><text:span text:style-name="T53"> <text:s/></text:span><text:span text:style-name="T197">‘/usr/share/zoneinfo‘</text:span><text:span text:style-name="T53">; <text:s/></text:span><text:span text:style-name="T55">en </text:span><text:span text:style-name="T53">Solaris, AIX, etcétera </text:span><text:span text:style-name="T100">podría ser </text:span><text:span text:style-name="T197">‘/usr/share/lib/zoneinfo‘</text:span><text:span text:style-name="T53">. Es probable que exista un archivo llamado </text:span><text:span text:style-name="T197">‘zone.tab‘</text:span><text:span text:style-name="T53"> e</text:span><text:span text:style-name="T55">n</text:span><text:span text:style-name="T53"> es</text:span><text:span text:style-name="T55">t</text:span><text:span text:style-name="T53">e directorio, q</text:span><text:span text:style-name="T55">ue</text:span><text:span text:style-name="T53"> enlist</text:span><text:span text:style-name="T56">a</text:span><text:span text:style-name="T53"> las ubicaciones conocidas como </text:span><text:span text:style-name="T55">denominaciones</text:span><text:span text:style-name="T53"> de husos horarios (pero que no incluye, por ejemplo, a </text:span><text:span text:style-name="T197">EST5EDT</text:span><text:span text:style-name="T53">).</text:span><text:span text:style-name="T179"> Véase también: </text:span><text:a xlink:type="simple" xlink:href="https://en.wikipedia.org/wiki/List_of_tz_database_time_zones" text:style-name="Internet_20_link" text:visited-style-name="Visited_20_Internet_20_Link"><text:span text:style-name="T271">https://en.wikipedia.org/wiki/List_of_tz_database_time_zones</text:span></text:a><text:span text:style-name="T179">. </text:span></text:p>
      <text:p text:style-name="P15"><text:span text:style-name="T57">En caso de que </text:span><text:span text:style-name="T218">R</text:span><text:span text:style-name="T57"> haya sido configurado con la opción </text:span><text:span text:style-name="T148">--with-internal-tzcode </text:span><text:span text:style-name="T57">(la opción automática </text:span><text:span text:style-name="T55">en</text:span><text:span text:style-name="T57"> macOS y Windows, y </text:span><text:span text:style-name="T56">la </text:span><text:span text:style-name="T57">recomendada para Solaris), la base de datos en </text:span><text:span text:style-name="T199">file.path(R.home(</text:span><text:span text:style-name="Source_20_Text"><text:span text:style-name="T199">"</text:span></text:span><text:span text:style-name="T199">share</text:span><text:span text:style-name="Source_20_Text"><text:span text:style-name="T199">"</text:span></text:span><text:span text:style-name="T199">), </text:span><text:span text:style-name="Source_20_Text"><text:span text:style-name="T199">"</text:span></text:span><text:span text:style-name="T199">zoneinfo</text:span><text:span text:style-name="Source_20_Text"><text:span text:style-name="T199">"</text:span></text:span><text:span text:style-name="T199">)</text:span><text:span text:style-name="T57"> será usada de forma automática. El archivo </text:span><text:span text:style-name="T199">‘VERSION‘</text:span><text:span text:style-name="T57"> en ese directorio establecerá la versión. La variable de entorno </text:span><text:span text:style-name="T199">TZDIR</text:span><text:span text:style-name="T57"> puede ser usada para </text:span><text:span text:style-name="T101">referir</text:span><text:span text:style-name="T57"> a una base de datos </text:span><text:span text:style-name="T197">‘</text:span><text:span text:style-name="T199">zoneinfo</text:span><text:span text:style-name="T197">‘</text:span><text:span text:style-name="T57"> diferente. Esto último también es aceptado por las funcionalidades propias de algunos sistemas operativos como Linux al usar </text:span><text:span text:style-name="T199">glibc</text:span><text:span text:style-name="T57">, excepto cuando se invoca </text:span><text:span text:style-name="T101">al</text:span><text:span text:style-name="T57"> modo seguro.</text:span></text:p>
      <text:p text:style-name="P83"/>
      <text:p text:style-name="P27"><text:span text:style-name="T19">Los husos horarios a</text:span><text:span text:style-name="T26">portados</text:span><text:span text:style-name="T19"> por d</text:span><text:span text:style-name="T26">enominación</text:span><text:span text:style-name="T19"> (por medio </text:span><text:span text:style-name="T26">de </text:span><text:span text:style-name="T19">la variable de ambiente </text:span><text:span text:style-name="T144">TZ</text:span><text:span text:style-name="T19">, </text:span><text:span text:style-name="T26">o en</text:span><text:span text:style-name="T19"> los argumentos </text:span><text:span text:style-name="T144">tz</text:span><text:span text:style-name="T19"> para funciones tales como </text:span><text:span text:style-name="T144">as.POSIXlt, </text:span><text:span text:style-name="T19">y tal vez para el huso horario del sistema) son cargados desde la base de datos </text:span><text:span text:style-name="T18">‘</text:span><text:span text:style-name="T144">zoneinfo</text:span><text:span text:style-name="T18">‘</text:span><text:span text:style-name="T19"> seleccionada actualmente .</text:span></text:p>
      <text:p text:style-name="P16"><text:span text:style-name="T57">La mayoría de las plataformas aceptan husos horarios de la forma </text:span><text:span text:style-name="T148">Etc/GMT+n </text:span><text:span text:style-name="T57">y </text:span><text:span text:style-name="T148">Etc/GMT-n</text:span><text:span text:style-name="T57"> (posiblemente también sin el prefijo </text:span><text:span text:style-name="T148">Etc/</text:span><text:span text:style-name="T57">), el cual asume </text:span><text:span text:style-name="T69">una c</text:span><text:span text:style-name="T70">ompensación</text:span><text:span text:style-name="T69"> fija para el UTC (y, por lo tanto, no aplica el horario de verano). Contrario a algunas expectativas (pero de manera consistente con </text:span><text:span text:style-name="T71">abreviaturas</text:span><text:span text:style-name="T69"> tales como </text:span><text:span text:style-name="T151">PST8PDT</text:span><text:span text:style-name="T69">), las </text:span><text:span text:style-name="T70">compensaciones </text:span><text:span text:style-name="T69">negativas se hacen en horas delante del (o al este del) UTC, mientras que las c</text:span><text:span text:style-name="T70">ompensaciones</text:span><text:span text:style-name="T69"> positivas se hacen en horas detrás del (o al oeste del) UTC.</text:span></text:p>
      <text:p text:style-name="P84"/>
      <text:p text:style-name="P28"><text:span text:style-name="T20">Poco antes del advenimiento de la legislación sobre los husos horarios, la mayoría de la gente utilizaba un horario basado en la longitud (o </text:span><text:span text:style-name="T31">en el</text:span><text:span text:style-name="T20"> de una ciudad cercana), conocida como ‘Tiempo Solar Medio’ y abreviado como </text:span><text:span text:style-name="T145">LMT</text:span><text:span text:style-name="T157"> </text:span><text:span text:style-name="T158">por </text:span><text:span text:style-name="T160">las</text:span><text:span text:style-name="T158"> siglas en inglés </text:span><text:span text:style-name="T159">de </text:span><text:span text:style-name="T161">Local Mean Time</text:span><text:span text:style-name="T162">.</text:span><text:span text:style-name="T21"> En muchos países esto estaba codificado con una </text:span><text:span text:style-name="T28">denominación</text:span><text:span text:style-name="T21"> específic</text:span><text:span text:style-name="T28">a</text:span><text:span text:style-name="T21"> antes del cambio a un hora</text:span><text:span text:style-name="T28">rio</text:span><text:span text:style-name="T21"> estándar. Por ejemplo, París codificó su </text:span><text:span text:style-name="T145">LMT</text:span><text:span text:style-name="T21"> como la ‘Hora Media de París’ en 1891 para ser utilizada a través de Francia continental, y cambió al </text:span><text:span text:style-name="T207">GMT+0</text:span><text:span text:style-name="T21"> en 1911.</text:span></text:p>
      <text:p text:style-name="P85"/>
      <text:p text:style-name="P17"><text:span text:style-name="T72">Algunos sistemas (Linux, notoriamente) tienen </text:span><text:span text:style-name="T73">el </text:span><text:span text:style-name="T72">comando </text:span><text:span text:style-name="T152">tzselect</text:span><text:span text:style-name="T72"> que permite la selección interactiva de un</text:span><text:span text:style-name="T74">a denominación de huso</text:span><text:span text:style-name="T72"> horari</text:span><text:span text:style-name="T74">o</text:span><text:span text:style-name="T72">. En sistemas </text:span><text:span text:style-name="T75">operativos </text:span><text:span text:style-name="T72">que utilizan </text:span><text:span text:style-name="T73">el comando </text:span><text:span text:style-name="T152">systemd</text:span><text:span text:style-name="T72"> (Linux, o</text:span><text:span text:style-name="T70">tra vez</text:span><text:span text:style-name="T72">), el comando de sistema operativo </text:span><text:span text:style-name="T152">timedatectl list-timezones</text:span><text:span text:style-name="T72"> enlistará todos los husos horario</text:span><text:span text:style-name="T74">s</text:span><text:span text:style-name="T72"> disponibles.</text:span></text:p>
      <text:h text:style-name="P51" text:outline-level="2"><text:bookmark-start text:name="__RefHeading___Toc3746_3090443762"/><text:soft-page-break/><text:span text:style-name="T289">7. </text:span>Advertencia<text:bookmark-end text:name="__RefHeading___Toc3746_3090443762"/></text:h>
      <text:p text:style-name="P18"><text:span text:style-name="T73">Hay un límite superior del número de </text:span><text:span text:style-name="T132">bytes </text:span><text:span text:style-name="T120">específico a</text:span><text:span text:style-name="T121">l</text:span><text:span text:style-name="T120"> sistema</text:span><text:span text:style-name="T122"> </text:span><text:span text:style-name="T126">de</text:span><text:span text:style-name="T122"> la</text:span><text:span text:style-name="T123">s denominaciones</text:span><text:span text:style-name="T122"> (abreviad</text:span><text:span text:style-name="T123">a</text:span><text:span text:style-name="T122">s) de los husos horario</text:span><text:span text:style-name="T124">s</text:span><text:span text:style-name="T122"> que pueden ser ser, por lo bajo, </text:span><text:span text:style-name="T123">alrededor de</text:span><text:span text:style-name="T122"> 6 (</text:span><text:span text:style-name="T123">como</text:span><text:span text:style-name="T122"> es requerido por POSIX). Algunos sistemas operativos permiten establecer</text:span><text:span text:style-name="T125"> </text:span><text:span text:style-name="T122">nombres </text:span><text:span text:style-name="T125">para los husos horario</text:span><text:span text:style-name="T124">s</text:span><text:span text:style-name="T122"> que exced</text:span><text:span text:style-name="T125">an su límite y esto po</text:span><text:span text:style-name="T126">dría</text:span><text:span text:style-name="T125"> t</text:span><text:span text:style-name="T127">rabar</text:span><text:span text:style-name="T125"> la sesión en </text:span><text:span text:style-name="T219">R</text:span><text:span text:style-name="T125">.</text:span></text:p>
      <text:p text:style-name="P91"/>
      <text:p text:style-name="P41"><text:span text:style-name="T5">Las denominaciones de Olson </text:span><text:span text:style-name="T208">(OlsonNames)</text:span><text:span text:style-name="T5"> intentan encontrar una base de datos de Olson en una ubicación conocida. Podrían no tener éxito (cuando devuelven un vector vacío con una advertencia) e incluso si lo tienen podrían no localizar la base de datos utilizada por el código fecha-hora vinculado a </text:span><text:span text:style-name="T221">R</text:span><text:span text:style-name="T5">. Afortunadamente,</text:span><text:span text:style-name="T12"> </text:span><text:span text:style-name="T5">rara vez son añadidas denominaciones </text:span><text:span text:style-name="T12">nuevas</text:span><text:span text:style-name="T5"> y la mayoría de las bases de datos están bastante completas.</text:span></text:p>
      <text:h text:style-name="P53" text:outline-level="2"/>
      <text:h text:style-name="P53" text:outline-level="2"><text:bookmark-start text:name="__RefHeading___Toc3748_3090443762"/><text:span text:style-name="T289">8. </text:span><text:span text:style-name="T287">Cómo e</text:span><text:span text:style-name="T288">ncontrar</text:span><text:span text:style-name="T287"> el uso horario del sistema</text:span><text:bookmark-end text:name="__RefHeading___Toc3748_3090443762"/></text:h>
      <text:p text:style-name="P29"><text:span text:style-name="T22">Esta sección es de interés de contexto para los usuarios de sistemas </text:span><text:span text:style-name="T29">operativos</text:span><text:span text:style-name="T22"> basados en Unix, aunque podría servir </text:span><text:span text:style-name="T29">en general</text:span><text:span text:style-name="T22"> si un valor </text:span><text:span text:style-name="T146">NA</text:span><text:span text:style-name="T22"> es devuelto de manera inesperada </text:span><text:span text:style-name="T30">en cualquier otra plataforma.</text:span></text:p>
      <text:p text:style-name="P86"/>
      <text:p text:style-name="P34"><text:span text:style-name="T263">Los s</text:span>istemas comerciales basados en Unix tales como Solaris y AIX establecen a <text:span text:style-name="T252">TZ</text:span>, así que se utiliza el valor cuando <text:span text:style-name="T1">R</text:span> inicia.</text:p>
      <text:p text:style-name="P87"/>
      <text:p text:style-name="P19"><text:span text:style-name="T58">Todas las otras plataformas comunes (Linux, macOS, *BSD) utilizan esquemas similares, ya sea derivados de </text:span><text:span text:style-name="T149">tzcode</text:span><text:span text:style-name="T58"> (actualmente distribuído desde</text:span><text:span text:style-name="T169"> </text:span><text:a xlink:type="simple" xlink:href="https://www.iana.org/time-zones" text:style-name="Internet_20_link" text:visited-style-name="Visited_20_Internet_20_Link"><text:span text:style-name="T266">https://www.iana.org/time-zones</text:span></text:a><text:span text:style-name="T226">) </text:span><text:span text:style-name="T259">o codificadas independientemente (con </text:span><text:span text:style-name="T253">glibc</text:span><text:span text:style-name="T259">, </text:span><text:span text:style-name="T253">musl-libc)</text:span><text:span text:style-name="T259">. Tales sistemas leen la información de</text:span><text:span text:style-name="T261">l</text:span><text:span text:style-name="T259"> huso horario desde un archivo ‘</text:span><text:span text:style-name="T253">localtime</text:span><text:span text:style-name="T259">’, usualmente bajo ‘</text:span><text:span text:style-name="T253">/etc</text:span><text:span text:style-name="T259">’ pero también posiblemente bajo ‘</text:span><text:span text:style-name="T253">/usr/local/etc</text:span><text:span text:style-name="T259">’ o ‘</text:span><text:span text:style-name="T253">/usr/local/etc/zoneinfo</text:span><text:span text:style-name="T259">’). </text:span><text:span text:style-name="T260">Como dice la típica página del manual de Linux para </text:span><text:span text:style-name="T254">localtime</text:span><text:span text:style-name="T260">:</text:span></text:p>
      <text:p text:style-name="P71"/>
      <text:p text:style-name="P70"><text:span text:style-name="T262">Debido a que el identificador de huso horario se extrae del nombre del puntero de vínculo simbólico de ‘</text:span><text:span text:style-name="T256">/etc/localtime</text:span><text:span text:style-name="T262">’, podría no tratarse de un vínculo concreto o archivo normal.</text:span></text:p>
      <text:p text:style-name="P88"/>
      <text:p text:style-name="P42"><text:span text:style-name="T6">Y, sin embargo, algunas distribuciones de Linux (incluyendo la distribución desde la que se tomó esta cita) o administrac</text:span><text:span text:style-name="T7">iones</text:span><text:span text:style-name="T6"> de sistema h</text:span><text:span text:style-name="T7">an</text:span><text:span text:style-name="T6"> elegido copiar un archivo de uso horario a ‘</text:span><text:span text:style-name="T154">localtime</text:span><text:span text:style-name="T6">’. Para un vínculo n</text:span><text:span text:style-name="T7">o </text:span><text:span text:style-name="T6">simbólico, </text:span><text:span text:style-name="T7">e</text:span><text:span text:style-name="T8">l último respaldo consiste en</text:span><text:span text:style-name="T7"> comparar ese archivo con todos los archivos en la base de datos de husos horario</text:span><text:span text:style-name="T13">s</text:span><text:span text:style-name="T7">.</text:span></text:p>
      <text:p text:style-name="P89"/>
      <text:p text:style-name="P35">Algunas plataformas de Linux aplican otros dos mecanismos que a su vez se intentan antes de buscar en <text:span text:style-name="T252">‘/etc/localtime/’</text:span>.</text:p>
      <text:p text:style-name="P35"/>
      <text:list xml:id="list1761037963" text:style-name="L1">
        <text:list-item>
          <text:p text:style-name="P77"><text:span text:style-name="T36"><text:s/></text:span><text:span text:style-name="T61">Los sistemas “</text:span><text:span text:style-name="T62">m</text:span><text:span text:style-name="T61">odernos” de Linux <text:s/>utilizan </text:span><text:span text:style-name="T150">systemd</text:span><text:span text:style-name="T61">, que aporta mecanismos para establecer y retirar el huso horario (entre otras cosas). Hay un comando </text:span><text:span text:style-name="T150">timedatectl</text:span><text:span text:style-name="T61"> que da más detalles. Desafortunadamente, RHEL/Centos 6.x no se considera “moderno”.</text:span></text:p>
        </text:list-item>
        <text:list-item>
          <text:p text:style-name="P78"><text:span text:style-name="T61"><text:s/>Los sistemas derivados de Debian, desde cerca del 2007, han provisto un archivo ‘</text:span><text:span text:style-name="T150">/etc/timezone</text:span><text:span text:style-name="T61">’. Su formato no está documentado, pero empíricamente contiene una única línea <text:s/>de text</text:span><text:span text:style-name="T62">o</text:span><text:span text:style-name="T61"> con la denominación del uso horario.</text:span></text:p>
        </text:list-item>
      </text:list>
      <text:p text:style-name="P44"><text:span text:style-name="T5">En cada caso, es realizada una revisión de rutina para que la denominación del huso horario sea el nombre de un archivo en la base de datos de los husos horario</text:span><text:span text:style-name="T14">s</text:span><text:span text:style-name="T5">. Los sistema</text:span><text:span text:style-name="T8">s probablemente utilicen </text:span><text:soft-page-break/><text:span text:style-name="T8">el archivo de huso horario (vinculado simbólicamente a) ‘</text:span><text:span text:style-name="T155">etc/localtime/</text:span><text:span text:style-name="T8">’, pero </text:span><text:span text:style-name="T14">el</text:span><text:span text:style-name="T8"> código de </text:span><text:span text:style-name="T155">Sys.timezone</text:span><text:span text:style-name="T156">()</text:span><text:span text:style-name="T8"> no verifica que sea el mismo que el archivo denominado en la base de datos. Esto se realiza de forma intencional ya que puede</text:span><text:span text:style-name="T9">n provenir </text:span><text:span text:style-name="T8">de diferentes fechas.</text:span></text:p>
      <text:h text:style-name="P53" text:outline-level="2"/>
      <text:h text:style-name="P53" text:outline-level="2"><text:bookmark-start text:name="__RefHeading___Toc3750_3090443762"/><text:span text:style-name="T289">9. </text:span>Nota<text:bookmark-end text:name="__RefHeading___Toc3750_3090443762"/></text:h>
      <text:p text:style-name="P20"><text:span text:style-name="T63">Desde 2007 hubo una afectación considerable c</text:span><text:span text:style-name="T59">on respecto a</text:span><text:span text:style-name="T63"> cambios en l</text:span><text:span text:style-name="T64">a sincronización</text:span><text:span text:style-name="T63"> de las transiciones al horario de verano </text:span><text:span text:style-name="T64">dirigidas al ahorro de energía. Estos cambios fueron anunciados con poco tiempo de anticipación y las bases de datos de husos horario pueden no estar actualizadas. </text:span><text:span text:style-name="T76">E</text:span><text:span text:style-name="T64">n 2013, Marruecos anu</text:span><text:span text:style-name="T65">n</text:span><text:span text:style-name="T64">ció un cambio al final del horario de verano con solo unos días de anticipación y, en 2015, Corea del Norte di</text:span><text:span text:style-name="T65">o, </text:span><text:span text:style-name="T64">con una semana de anticipación, información imprecisa acerca de un cambio.</text:span></text:p>
      <text:p text:style-name="P90"/>
      <text:p text:style-name="P21"><text:span text:style-name="T64">En plataformas con sistemas de archivo sensibles a la configuración de mayúsculas </text:span><text:span text:style-name="T65">y</text:span><text:span text:style-name="T64"> minúsculas, los <text:s/>nombres de las regiones no serán sensibles a esta configuración. Podrán o no serlo en otras plataformas por lo que, por ejemplo, </text:span><text:span text:style-name="T153">“gmt”</text:span><text:span text:style-name="T64"> es válido en algunas plataformas pero no en otras.</text:span></text:p>
      <text:p text:style-name="P43"><text:span text:style-name="T10">Adviértase que la operación de los husos horarios es una función del sistema operativo, e incluso cuando </text:span><text:span text:style-name="T11">ha sido reemplazada, </text:span><text:span text:style-name="T10">una base de datos </text:span><text:span text:style-name="T11">proveída por un tercero </text:span><text:span text:style-name="T9">es utilizada y puede ser actualizada (véase la sección sobre ‘</text:span><text:span text:style-name="T15">Las d</text:span><text:span text:style-name="T9">enominaciones de los husos horario</text:span><text:span text:style-name="T15">s</text:span><text:span text:style-name="T9">’). Resultados incorrectos nunca serán un problema de </text:span><text:span text:style-name="T212">R</text:span><text:span text:style-name="T9">, así que por favor asegúrese de tener la cortesía de no culpar a </text:span><text:span text:style-name="T212">R</text:span><text:span text:style-name="T9"> por ellos.</text:span></text:p>
      <text:h text:style-name="P53" text:outline-level="2"/>
      <text:h text:style-name="P53" text:outline-level="2"><text:bookmark-start text:name="__RefHeading___Toc3752_3090443762"/><text:span text:style-name="T289">10. </text:span>Véase también<text:bookmark-end text:name="__RefHeading___Toc3752_3090443762"/></text:h>
      <text:p text:style-name="P6"><text:a xlink:type="simple" xlink:href="http://127.0.0.1:28208/help/library/base/help/Sys.time" text:style-name="Internet_20_link" text:visited-style-name="Visited_20_Internet_20_Link"><text:span text:style-name="Source_20_Text"><text:span text:style-name="T229">Sys.time</text:span></text:span></text:a><text:span text:style-name="T36">,</text:span><text:span text:style-name="T189"> </text:span><text:a xlink:type="simple" xlink:href="http://127.0.0.1:28208/help/library/base/help/as.POSIXlt" text:style-name="Internet_20_link" text:visited-style-name="Visited_20_Internet_20_Link"><text:span text:style-name="Source_20_Text"><text:span text:style-name="T229">as.POSIXlt</text:span></text:span></text:a><text:span text:style-name="T147">.</text:span></text:p>
      <text:p text:style-name="P22"><text:span text:style-name="T228">https://es.wikipedia.org/wiki/Huso_horario</text:span><text:span text:style-name="T163"> </text:span><text:span text:style-name="T170">y </text:span><text:a xlink:type="simple" xlink:href="https://data.iana.org/time-zones/tz-link.html" text:style-name="Internet_20_link" text:visited-style-name="Visited_20_Internet_20_Link"><text:span text:style-name="T266">https://data.iana.org/time-zones/tz-link.html</text:span></text:a><text:span text:style-name="T170"> para un extenso conjunto de vínculos sobre el tema.</text:span></text:p>
      <text:p text:style-name="P23"><text:a xlink:type="simple" xlink:href="https://data.iana.org/time-zones/theory.html" text:style-name="Internet_20_link" text:visited-style-name="Visited_20_Internet_20_Link"><text:span text:style-name="T266">https://data.iana.org/time-zones/theory.html</text:span></text:a><text:span text:style-name="T163"> </text:span><text:span text:style-name="T171">para las ‘reglas’ de la base de datos Olson/IANA.</text:span></text:p>
      <text:h text:style-name="P72" text:outline-level="2"/>
      <text:h text:style-name="P54" text:outline-level="2"><text:bookmark-start text:name="__RefHeading___Toc3754_3090443762"/><text:span text:style-name="T240">11. </text:span><text:span text:style-name="T238">E</text:span><text:span text:style-name="T239">jemplos</text:span><text:bookmark-end text:name="__RefHeading___Toc3754_3090443762"/></text:h>
      <text:p text:style-name="P3">Sys.timezone()</text:p>
      <text:p text:style-name="P47">str(OlsonNames()) </text:p>
      <text:p text:style-name="P47">## <text:span text:style-name="T264">típicamente son cerca de 600 nombres,</text:span></text:p>
      <text:p text:style-name="P49"><text:span text:style-name="T134">## </text:span><text:span text:style-name="T137">de los que</text:span><text:span text:style-name="T139"> algunos </text:span><text:span text:style-name="T140">son</text:span><text:span text:style-name="T139"> acrónimos </text:span><text:span text:style-name="T140">o </text:span><text:span text:style-name="T141">siglas</text:span><text:span text:style-name="T139"> </text:span><text:span text:style-name="T140">sencill</text:span><text:span text:style-name="T141">a</text:span><text:span text:style-name="T140">s</text:span><text:span text:style-name="T139"> tales como "UTC", </text:span></text:p>
      <text:p text:style-name="P50"><text:span text:style-name="T140">## </text:span><text:span text:style-name="T139">"NZ", "MET", "Eire", ..., pero la mayoría se trata de pares (y tercias) </text:span></text:p>
      <text:p text:style-name="P50"><text:span text:style-name="T140">## </text:span><text:span text:style-name="T139">tales como "Pacific/Auckland"</text:span></text:p>
      <text:p text:style-name="P46">table(sl &lt;- grepl("/", OlsonNames()))</text:p>
      <text:p text:style-name="P48"><text:span text:style-name="T134">OlsonNames()[ !sl ] # </text:span><text:span text:style-name="T137">los sencillos</text:span></text:p>
      <text:p text:style-name="P46">head(Osl &lt;- strsplit(OlsonNames()[sl], "/"))</text:p>
      <text:p text:style-name="P46">(tOS1 &lt;- table(vapply(Osl, `[[`, "", 1))) # <text:span text:style-name="T265">Continentes, países, etc.</text:span></text:p>
      <text:p text:style-name="P48"><text:span text:style-name="T134">table(lengths(Osl))# </text:span><text:span text:style-name="T138">la mayoría son pares, algunos tercias</text:span></text:p>
      <text:p text:style-name="P48"><text:span text:style-name="T134">str(Osl[lengths(Osl) &gt;= 3]) # "América" </text:span><text:span text:style-name="T138">Sur o Norte</text:span><text:span text:style-name="T134"> …</text:span></text:p>
      <text:h text:style-name="P55" text:outline-level="2"><text:span text:style-name="T244">11. </text:span><text:span text:style-name="T245">Código fuente</text:span></text:h>
      <text:h text:style-name="P69" text:outline-level="3"><text:span text:style-name="T242">A</text:span><text:span text:style-name="T241">. </text:span><text:span text:style-name="T242">Sys.timezone()</text:span></text:h>
      <text:p text:style-name="P80">function (location = TRUE) </text:p>
      <text:p text:style-name="P80">{</text:p>
      <text:p text:style-name="P80"><text:s text:c="8"/>if (!location) </text:p>
      <text:p text:style-name="P80"><text:s text:c="12"/>.Deprecated(msg = "Sys.timezone(location = FALSE) is defunct and ignored")</text:p>
      <text:p text:style-name="P80"><text:s text:c="8"/>if (!is.na(tz &lt;- get0(".sys.timezone", baseenv(), mode = "character", </text:p>
      <text:p text:style-name="P80"><text:s text:c="12"/>inherits = FALSE, ifnotfound = NA_character_))) </text:p>
      <text:p text:style-name="P80"><text:soft-page-break/><text:s text:c="12"/>return(tz)</text:p>
      <text:p text:style-name="P80"><text:s text:c="8"/>cacheIt &lt;- function(tz) assign(".sys.timezone", tz, baseenv())</text:p>
      <text:p text:style-name="P80"><text:s text:c="8"/>tz &lt;- Sys.getenv("TZ")</text:p>
      <text:p text:style-name="P80"><text:s text:c="8"/>if (nzchar(tz)) </text:p>
      <text:p text:style-name="P80"><text:s text:c="12"/>return(tz)</text:p>
      <text:p text:style-name="P80"><text:s text:c="8"/>if (.Platform$OS.type == "windows") </text:p>
      <text:p text:style-name="P80"><text:s text:c="12"/>return(.Internal(tzone_name()))</text:p>
      <text:p text:style-name="P80"><text:s text:c="8"/>tzdir &lt;- Sys.getenv("TZDIR")</text:p>
      <text:p text:style-name="P80"><text:s text:c="8"/>if (nzchar(tzdir) &amp;&amp; !dir.exists(tzdir)) </text:p>
      <text:p text:style-name="P80"><text:s text:c="12"/>tzdir &lt;- ""</text:p>
      <text:p text:style-name="P80"><text:s text:c="8"/>if (!nzchar(tzdir)) {</text:p>
      <text:p text:style-name="P81"><text:s text:c="12"/>if (dir.exists(tzdir &lt;- "/usr/share/zoneinfo") || </text:p>
      <text:p text:style-name="P81"><text:s text:c="16"/>dir.exists(tzdir &lt;- "/share/zoneinfo") || </text:p>
      <text:p text:style-name="P80"><text:s text:c="16"/>dir.exists(tzdir &lt;- "/usr/share/lib/zoneinfo") || </text:p>
      <text:p text:style-name="P67"><text:span text:style-name="T242"><text:s text:c="16"/>dir.exists(tzdir &lt;- "/usrlib/zoneinfo") || dir.exists(tzdir </text:span><text:span text:style-name="T243">&lt;-</text:span></text:p>
      <text:p text:style-name="P81"><text:s text:c="16"/>"/usr/local/etc/zoneinfo") || </text:p>
      <text:p text:style-name="P81"><text:s text:c="16"/>dir.exists(tzdir &lt;- "/etc/zoneinfo") || </text:p>
      <text:p text:style-name="P81"><text:s text:c="16"/>dir.exists(tzdir &lt;- "/usr/etc/zoneinfo")) {</text:p>
      <text:p text:style-name="P80"><text:s text:c="11"/>}</text:p>
      <text:p text:style-name="P80"><text:s text:c="11"/>else tzdir &lt;- ""</text:p>
      <text:p text:style-name="P80"><text:s text:c="8"/>}</text:p>
      <text:p text:style-name="P80"><text:s text:c="8"/>if (nzchar(Sys.which("timedatectl"))) {</text:p>
      <text:p text:style-name="P80"><text:s text:c="12"/>inf &lt;- system("timedatectl", intern = TRUE)</text:p>
      <text:p text:style-name="P80"><text:s text:c="12"/>lines &lt;- grep("Time zone: ", inf)</text:p>
      <text:p text:style-name="P80"><text:s text:c="12"/>if (length(lines)) {</text:p>
      <text:p text:style-name="P80"><text:s text:c="16"/>tz &lt;- sub(" .*", "", sub(" *Time zone: ", "", inf[lines[1L]]))</text:p>
      <text:p text:style-name="P80"><text:s text:c="16"/>if (nzchar(tzdir)) {</text:p>
      <text:p text:style-name="P80"><text:s text:c="24"/>if (file.exists(file.path(tzdir, tz))) {</text:p>
      <text:p text:style-name="P80"><text:s text:c="32"/>cacheIt(tz)</text:p>
      <text:p text:style-name="P80"><text:s text:c="32"/>return(tz)</text:p>
      <text:p text:style-name="P80"><text:s text:c="24"/>}</text:p>
      <text:p text:style-name="P80"><text:s text:c="24"/>else warning(sprintf("%s indicates the non-existent timezone name %s", </text:p>
      <text:p text:style-name="P80"><text:s text:c="45"/>sQuote("timedatectl"), sQuote(tz)), call. = FALSE, </text:p>
      <text:p text:style-name="P80"><text:s text:c="37"/>immediate. = TRUE, domain = NA)</text:p>
      <text:p text:style-name="P80"><text:s text:c="16"/>}</text:p>
      <text:p text:style-name="P80"><text:s text:c="16"/>else {</text:p>
      <text:p text:style-name="P80"><text:s text:c="24"/>cacheIt(tz)</text:p>
      <text:p text:style-name="P80"><text:s text:c="24"/>return(tz)</text:p>
      <text:p text:style-name="P80"><text:s text:c="16"/>}</text:p>
      <text:p text:style-name="P80"><text:s text:c="12"/>}</text:p>
      <text:p text:style-name="P80"><text:s text:c="8"/>}</text:p>
      <text:p text:style-name="P80"><text:s text:c="8"/>if (grepl("linux", R.Version()$platform, ignore.case = TRUE) &amp;&amp; </text:p>
      <text:p text:style-name="P80"><text:s text:c="12"/>file.exists("/etc/timezone")) {</text:p>
      <text:p text:style-name="P80"><text:s text:c="12"/>tz0 &lt;- try(readLines("/etc/timezone"))</text:p>
      <text:p text:style-name="P80"><text:s text:c="12"/>if (!inherits(tz0, "try-error") &amp;&amp; length(tz0) == 1L) {</text:p>
      <text:p text:style-name="P80"><text:s text:c="16"/>tz &lt;- trimws(tz0)</text:p>
      <text:p text:style-name="P80"><text:s text:c="16"/>if (nzchar(tzdir)) {</text:p>
      <text:p text:style-name="P80"><text:s text:c="20"/>if (file.exists(file.path(tzdir, tz))) {</text:p>
      <text:p text:style-name="P80"><text:s text:c="22"/>cacheIt(tz)</text:p>
      <text:p text:style-name="P80"><text:s text:c="23"/>return(tz)</text:p>
      <text:p text:style-name="P80"><text:s text:c="20"/>}</text:p>
      <text:p text:style-name="P80"><text:s text:c="20"/>else warning(sprintf("%s indicates the non-existent timezone name %s", </text:p>
      <text:p text:style-name="P80"><text:s text:c="22"/>sQuote("/etc/timezone"), sQuote(tz)), call. = FALSE, </text:p>
      <text:p text:style-name="P80"><text:s text:c="22"/>immediate. = TRUE, domain = NA)</text:p>
      <text:p text:style-name="P80"><text:s text:c="16"/>}</text:p>
      <text:p text:style-name="P80"><text:s text:c="16"/>else {</text:p>
      <text:p text:style-name="P80"><text:s text:c="20"/>cacheIt(tz)</text:p>
      <text:p text:style-name="P80"><text:s text:c="20"/>return(tz)</text:p>
      <text:p text:style-name="P80"><text:s text:c="16"/>}</text:p>
      <text:p text:style-name="P80"><text:s text:c="12"/>}</text:p>
      <text:p text:style-name="P80"><text:s text:c="8"/>}</text:p>
      <text:p text:style-name="P81"><text:s text:c="8"/>if ((file.exists(lt0 &lt;- "/etc/localtime") || </text:p>
      <text:p text:style-name="P81"><text:s text:c="13"/>file.exists(lt0 &lt;- "/usr/local/etc/localtime") || </text:p>
      <text:p text:style-name="P80"><text:s text:c="13"/>file.exists(lt0 &lt;- "/usr/local/etc/zoneinfo/localtime") || </text:p>
      <text:p text:style-name="P80"><text:s text:c="13"/>file.exists(lt0 &lt;- "/var/db/timezone/localtime")) &amp;&amp; </text:p>
      <text:p text:style-name="P80"><text:s text:c="13"/>!is.na(lt &lt;- Sys.readlink(lt0)) &amp;&amp; nzchar(lt)) {</text:p>
      <text:p text:style-name="P80"><text:s text:c="16"/>tz &lt;- NA_character_</text:p>
      <text:p text:style-name="P80"><text:s text:c="16"/>if ((nzchar(tzdir) &amp;&amp; grepl(pat &lt;- paste0("^", tzdir, </text:p>
      <text:p text:style-name="P80"><text:s text:c="20"/>"/"), lt)) || grepl(pat &lt;- "^/usr/share/zoneinfo.default/", lt)) </text:p>
      <text:p text:style-name="P80"><text:s text:c="20"/>tz &lt;- sub(pat, "", lt)</text:p>
      <text:p text:style-name="P80"><text:s text:c="16"/>else if (grepl(pat &lt;- ".*/zoneinfo/(.*)", lt)) </text:p>
      <text:p text:style-name="P80"><text:s text:c="20"/>tz &lt;- sub(pat, "\\1", lt)</text:p>
      <text:p text:style-name="P80"><text:s text:c="16"/>if (!is.na(tz)) {</text:p>
      <text:p text:style-name="P80"><text:s text:c="20"/>cacheIt(tz)</text:p>
      <text:p text:style-name="P80"><text:soft-page-break/><text:s text:c="20"/>return(tz)</text:p>
      <text:p text:style-name="P80"><text:s text:c="16"/>}</text:p>
      <text:p text:style-name="P80"><text:s text:c="16"/>else message("unable to deduce timezone name from ", sQuote(lt))</text:p>
      <text:p text:style-name="P80"><text:s text:c="8"/>}</text:p>
      <text:p text:style-name="P80"><text:s text:c="8"/>if (nzchar(tzdir) &amp;&amp; (is.na(lt &lt;- Sys.readlink(lt0)) || !nzchar(lt))) {</text:p>
      <text:p text:style-name="P80"><text:s text:c="11"/>warning(sprintf("Your system is mis-configured: %s is not a symlink", </text:p>
      <text:p text:style-name="P80"><text:s text:c="15"/>sQuote(lt0)), call. = FALSE, immediate. = TRUE, domain = NA)</text:p>
      <text:p text:style-name="P80"><text:s text:c="11"/>if (nzchar(Sys.which("cmp"))) {</text:p>
      <text:p text:style-name="P80"><text:s text:c="15"/>known &lt;- dir(tzdir, recursive = TRUE)</text:p>
      <text:p text:style-name="P80"><text:s text:c="15"/>for (tz in known) {</text:p>
      <text:p text:style-name="P80"><text:s text:c="20"/>status &lt;- system2("cmp", c("-s", shQuote(lt0), </text:p>
      <text:p text:style-name="P80"><text:s text:c="22"/>shQuote(file.path(tzdir, tz))))</text:p>
      <text:p text:style-name="P80"><text:s text:c="20"/>if (status == 0L) {</text:p>
      <text:p text:style-name="P80"><text:s text:c="22"/>cacheIt(tz)</text:p>
      <text:p text:style-name="P80"><text:s text:c="20"/>warning(sprintf("It is strongly recommended to set envionment variable TZ to %s (or equivalent)", </text:p>
      <text:p text:style-name="P80"><text:s text:c="22"/>sQuote(tz)), call. = FALSE, immediate. = TRUE, domain = NA)</text:p>
      <text:p text:style-name="P80"><text:s text:c="20"/>return(tz)</text:p>
      <text:p text:style-name="P80"><text:s text:c="20"/>}</text:p>
      <text:p text:style-name="P80"><text:s text:c="16"/>}</text:p>
      <text:p text:style-name="P80"><text:s text:c="16"/>warning(sprintf("%s is not identical to any known timezone file", </text:p>
      <text:p text:style-name="P80"><text:s text:c="20"/>sQuote(lt0)), call. = FALSE, immediate. = TRUE, </text:p>
      <text:p text:style-name="P80"><text:s text:c="20"/>domain = NA)</text:p>
      <text:p text:style-name="P80"><text:s text:c="16"/>}</text:p>
      <text:p text:style-name="P80"><text:s text:c="8"/>}</text:p>
      <text:p text:style-name="P80"><text:s text:c="8"/>NA_character_</text:p>
      <text:p text:style-name="P80">}</text:p>
      <text:p text:style-name="P80">&lt;bytecode: 0x7fc038a584f0&gt;</text:p>
      <text:p text:style-name="P80">&lt;environment: namespace:base&gt;</text:p>
      <text:p text:style-name="P36">______________________________________________________________________________</text:p>
      <text:p text:style-name="P24"><text:span text:style-name="T36">[P</text:span><text:span text:style-name="T60">aquete </text:span><text:span text:style-name="Emphasis"><text:span text:style-name="T204">base</text:span></text:span><text:span text:style-name="Emphasis"><text:span text:style-name="T60"> </text:span></text:span><text:span text:style-name="T36">versió</text:span><text:span text:style-name="T60">n</text:span><text:span text:style-name="T36"> 3.6.1 </text:span><text:span text:style-name="T223">Í</text:span><text:span text:style-name="T227">ndice</text:span><text:span text:style-name="T36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11-11T14:49:48.566292161</meta:creation-date>
    <dc:date>2021-03-29T18:42:26.932329837</dc:date>
    <meta:editing-duration>P1DT17H58M17S</meta:editing-duration>
    <meta:editing-cycles>121</meta:editing-cycles>
    <meta:generator>LibreOffice/7.1.1.2$MacOSX_X86_64 LibreOffice_project/fe0b08f4af1bacafe4c7ecc87ce55bb426164676</meta:generator>
    <meta:document-statistic meta:table-count="2" meta:image-count="0" meta:object-count="0" meta:page-count="8" meta:paragraph-count="204" meta:word-count="3092" meta:character-count="21941" meta:non-whitespace-character-count="17378"/>
  </office:meta>
</office:document-meta>
</file>